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office:automatic-styles>
    <style:style style:family="table" style:name="rststyle-Table1" style:width="56cm">
      <style:table-properties fo:margin-bottom="0.10in" fo:margin-top="0in" table:align="margins"/>
    </style:style>
    <style:style style:family="table-cell" style:name="rststyle-Table1.A1">
      <style:table-cell-properties fo:border-bottom="0.035cm solid #000000" fo:border-left="0.035cm solid #000000" fo:border-right="0.035cm solid #000000" fo:border-top="0.035cm solid #000000" fo:padding="0.049cm"/>
    </style:style>
    <style:style style:family="table-column" style:name="rststyle-Table1.A">
      <style:table-column-properties style:column-width="24cm"/>
    </style:style>
    <style:style style:family="table-column" style:name="rststyle-Table1.B">
      <style:table-column-properties style:column-width="12cm"/>
    </style:style>
    <style:style style:family="table-column" style:name="rststyle-Table1.C">
      <style:table-column-properties style:column-width="10cm"/>
    </style:style>
    <style:style style:family="table-column" style:name="rststyle-Table1.D">
      <style:table-column-properties style:column-width="10cm"/>
    </style:style>
    <style:style style:family="table" style:name="rststyle-Table2" style:width="56cm">
      <style:table-properties fo:margin-bottom="0.10in" fo:margin-top="0in" table:align="margins"/>
    </style:style>
    <style:style style:family="table-cell" style:name="rststyle-Table2.A1">
      <style:table-cell-properties fo:border-bottom="0.035cm solid #000000" fo:border-left="0.035cm solid #000000" fo:border-right="0.035cm solid #000000" fo:border-top="0.035cm solid #000000" fo:padding="0.049cm"/>
    </style:style>
    <style:style style:family="table-column" style:name="rststyle-Table2.A">
      <style:table-column-properties style:column-width="24cm"/>
    </style:style>
    <style:style style:family="table-column" style:name="rststyle-Table2.B">
      <style:table-column-properties style:column-width="12cm"/>
    </style:style>
    <style:style style:family="table-column" style:name="rststyle-Table2.C">
      <style:table-column-properties style:column-width="10cm"/>
    </style:style>
    <style:style style:family="table-column" style:name="rststyle-Table2.D">
      <style:table-column-properties style:column-width="10cm"/>
    </style:style>
    <style:style style:family="table" style:name="rststyle-Table3" style:width="56cm">
      <style:table-properties fo:margin-bottom="0.10in" fo:margin-top="0in" table:align="margins"/>
    </style:style>
    <style:style style:family="table-cell" style:name="rststyle-Table3.A1">
      <style:table-cell-properties fo:border-bottom="0.035cm solid #000000" fo:border-left="0.035cm solid #000000" fo:border-right="0.035cm solid #000000" fo:border-top="0.035cm solid #000000" fo:padding="0.049cm"/>
    </style:style>
    <style:style style:family="table-column" style:name="rststyle-Table3.A">
      <style:table-column-properties style:column-width="24cm"/>
    </style:style>
    <style:style style:family="table-column" style:name="rststyle-Table3.B">
      <style:table-column-properties style:column-width="12cm"/>
    </style:style>
    <style:style style:family="table-column" style:name="rststyle-Table3.C">
      <style:table-column-properties style:column-width="10cm"/>
    </style:style>
    <style:style style:family="table-column" style:name="rststyle-Table3.D">
      <style:table-column-properties style:column-width="10cm"/>
    </style:style>
    <style:style style:family="table" style:name="rststyle-Table4" style:width="56cm">
      <style:table-properties fo:margin-bottom="0.10in" fo:margin-top="0in" table:align="margins"/>
    </style:style>
    <style:style style:family="table-cell" style:name="rststyle-Table4.A1">
      <style:table-cell-properties fo:border-bottom="0.035cm solid #000000" fo:border-left="0.035cm solid #000000" fo:border-right="0.035cm solid #000000" fo:border-top="0.035cm solid #000000" fo:padding="0.049cm"/>
    </style:style>
    <style:style style:family="table-column" style:name="rststyle-Table4.A">
      <style:table-column-properties style:column-width="24cm"/>
    </style:style>
    <style:style style:family="table-column" style:name="rststyle-Table4.B">
      <style:table-column-properties style:column-width="12cm"/>
    </style:style>
    <style:style style:family="table-column" style:name="rststyle-Table4.C">
      <style:table-column-properties style:column-width="10cm"/>
    </style:style>
    <style:style style:family="table-column" style:name="rststyle-Table4.D">
      <style:table-column-properties style:column-width="10cm"/>
    </style:style>
    <style:style style:family="table" style:name="rststyle-Table5" style:width="56cm">
      <style:table-properties fo:margin-bottom="0.10in" fo:margin-top="0in" table:align="margins"/>
    </style:style>
    <style:style style:family="table-cell" style:name="rststyle-Table5.A1">
      <style:table-cell-properties fo:border-bottom="0.035cm solid #000000" fo:border-left="0.035cm solid #000000" fo:border-right="0.035cm solid #000000" fo:border-top="0.035cm solid #000000" fo:padding="0.049cm"/>
    </style:style>
    <style:style style:family="table-column" style:name="rststyle-Table5.A">
      <style:table-column-properties style:column-width="24cm"/>
    </style:style>
    <style:style style:family="table-column" style:name="rststyle-Table5.B">
      <style:table-column-properties style:column-width="12cm"/>
    </style:style>
    <style:style style:family="table-column" style:name="rststyle-Table5.C">
      <style:table-column-properties style:column-width="10cm"/>
    </style:style>
    <style:style style:family="table-column" style:name="rststyle-Table5.D">
      <style:table-column-properties style:column-width="10cm"/>
    </style:style>
    <style:style style:family="table" style:name="rststyle-Table6" style:width="56cm">
      <style:table-properties fo:margin-bottom="0.10in" fo:margin-top="0in" table:align="margins"/>
    </style:style>
    <style:style style:family="table-cell" style:name="rststyle-Table6.A1">
      <style:table-cell-properties fo:border-bottom="0.035cm solid #000000" fo:border-left="0.035cm solid #000000" fo:border-right="0.035cm solid #000000" fo:border-top="0.035cm solid #000000" fo:padding="0.049cm"/>
    </style:style>
    <style:style style:family="table-column" style:name="rststyle-Table6.A">
      <style:table-column-properties style:column-width="24cm"/>
    </style:style>
    <style:style style:family="table-column" style:name="rststyle-Table6.B">
      <style:table-column-properties style:column-width="12cm"/>
    </style:style>
    <style:style style:family="table-column" style:name="rststyle-Table6.C">
      <style:table-column-properties style:column-width="10cm"/>
    </style:style>
    <style:style style:family="table-column" style:name="rststyle-Table6.D">
      <style:table-column-properties style:column-width="10cm"/>
    </style:style>
    <style:style style:family="table" style:name="rststyle-Table7" style:width="46cm">
      <style:table-properties fo:margin-bottom="0.10in" fo:margin-top="0in" table:align="margins"/>
    </style:style>
    <style:style style:family="table-cell" style:name="rststyle-Table7.A1">
      <style:table-cell-properties fo:border-bottom="0.035cm solid #000000" fo:border-left="0.035cm solid #000000" fo:border-right="0.035cm solid #000000" fo:border-top="0.035cm solid #000000" fo:padding="0.049cm"/>
    </style:style>
    <style:style style:family="table-column" style:name="rststyle-Table7.A">
      <style:table-column-properties style:column-width="14cm"/>
    </style:style>
    <style:style style:family="table-column" style:name="rststyle-Table7.B">
      <style:table-column-properties style:column-width="10cm"/>
    </style:style>
    <style:style style:family="table-column" style:name="rststyle-Table7.C">
      <style:table-column-properties style:column-width="11cm"/>
    </style:style>
    <style:style style:family="table-column" style:name="rststyle-Table7.D">
      <style:table-column-properties style:column-width="11cm"/>
    </style:style>
    <style:style style:family="table" style:name="rststyle-Table8" style:width="46cm">
      <style:table-properties fo:margin-bottom="0.10in" fo:margin-top="0in" table:align="margins"/>
    </style:style>
    <style:style style:family="table-cell" style:name="rststyle-Table8.A1">
      <style:table-cell-properties fo:border-bottom="0.035cm solid #000000" fo:border-left="0.035cm solid #000000" fo:border-right="0.035cm solid #000000" fo:border-top="0.035cm solid #000000" fo:padding="0.049cm"/>
    </style:style>
    <style:style style:family="table-column" style:name="rststyle-Table8.A">
      <style:table-column-properties style:column-width="14cm"/>
    </style:style>
    <style:style style:family="table-column" style:name="rststyle-Table8.B">
      <style:table-column-properties style:column-width="10cm"/>
    </style:style>
    <style:style style:family="table-column" style:name="rststyle-Table8.C">
      <style:table-column-properties style:column-width="11cm"/>
    </style:style>
    <style:style style:family="table-column" style:name="rststyle-Table8.D">
      <style:table-column-properties style:column-width="11cm"/>
    </style:style>
    <style:style style:family="table" style:name="rststyle-Table9" style:width="46cm">
      <style:table-properties fo:margin-bottom="0.10in" fo:margin-top="0in" table:align="margins"/>
    </style:style>
    <style:style style:family="table-cell" style:name="rststyle-Table9.A1">
      <style:table-cell-properties fo:border-bottom="0.035cm solid #000000" fo:border-left="0.035cm solid #000000" fo:border-right="0.035cm solid #000000" fo:border-top="0.035cm solid #000000" fo:padding="0.049cm"/>
    </style:style>
    <style:style style:family="table-column" style:name="rststyle-Table9.A">
      <style:table-column-properties style:column-width="14cm"/>
    </style:style>
    <style:style style:family="table-column" style:name="rststyle-Table9.B">
      <style:table-column-properties style:column-width="10cm"/>
    </style:style>
    <style:style style:family="table-column" style:name="rststyle-Table9.C">
      <style:table-column-properties style:column-width="11cm"/>
    </style:style>
    <style:style style:family="table-column" style:name="rststyle-Table9.D">
      <style:table-column-properties style:column-width="11cm"/>
    </style:style>
    <style:style style:family="table" style:name="rststyle-Table10" style:width="46cm">
      <style:table-properties fo:margin-bottom="0.10in" fo:margin-top="0in" table:align="margins"/>
    </style:style>
    <style:style style:family="table-cell" style:name="rststyle-Table10.A1">
      <style:table-cell-properties fo:border-bottom="0.035cm solid #000000" fo:border-left="0.035cm solid #000000" fo:border-right="0.035cm solid #000000" fo:border-top="0.035cm solid #000000" fo:padding="0.049cm"/>
    </style:style>
    <style:style style:family="table-column" style:name="rststyle-Table10.A">
      <style:table-column-properties style:column-width="14cm"/>
    </style:style>
    <style:style style:family="table-column" style:name="rststyle-Table10.B">
      <style:table-column-properties style:column-width="10cm"/>
    </style:style>
    <style:style style:family="table-column" style:name="rststyle-Table10.C">
      <style:table-column-properties style:column-width="11cm"/>
    </style:style>
    <style:style style:family="table-column" style:name="rststyle-Table10.D">
      <style:table-column-properties style:column-width="11cm"/>
    </style:style>
  </office:automatic-styles>
  <office:body>
    <office:text>
      <text:p text:style-name="rststyle-title">Grid test</text:p>
      <text:section text:name="Section1" text:style-name="Sect1">
        <text:h text:outline-level="1" text:style-name="rststyle-heading1">Test 1</text:h>
        <table:table table:name="rststyle-Table1" table:style-name="rststyle-Table1">
          <table:table-column table:style-name="rststyle-Table1.A"/>
          <table:table-column table:style-name="rststyle-Table1.B"/>
          <table:table-column table:style-name="rststyle-Table1.C"/>
          <table:table-column table:style-name="rststyle-Table1.D"/>
          <table:table-header-rows>
            <table:table-row>
              <table:table-cell office:value-type="string" table:style-name="rststyle-Table1.A1">
                <text:p text:style-name="Table_20_Heading">Header row, column 1
(header rows optional)</text:p>
              </table:table-cell>
              <table:table-cell office:value-type="string" table:style-name="rststyle-Table1.A1">
                <text:p text:style-name="Table_20_Heading">Header 2</text:p>
              </table:table-cell>
              <table:table-cell office:value-type="string" table:style-name="rststyle-Table1.A1">
                <text:p text:style-name="Table_20_Heading">Header 3</text:p>
              </table:table-cell>
              <table:table-cell office:value-type="string" table:style-name="rststyle-Table1.A1">
                <text:p text:style-name="Table_20_Heading">Header 4</text:p>
              </table:table-cell>
            </table:table-row>
          </table:table-header-rows>
          <table:table-row>
            <table:table-cell office:value-type="string" table:style-name="rststyle-Table1.A1">
              <text:p text:style-name="rststyle-textbody">body row 1, column 1</text:p>
            </table:table-cell>
            <table:table-cell office:value-type="string" table:style-name="rststyle-Table1.A1">
              <text:p text:style-name="rststyle-textbody">column 2</text:p>
            </table:table-cell>
            <table:table-cell office:value-type="string" table:style-name="rststyle-Table1.A1">
              <text:p text:style-name="rststyle-textbody">column 3</text:p>
            </table:table-cell>
            <table:table-cell office:value-type="string" table:style-name="rststyle-Table1.A1">
              <text:p text:style-name="rststyle-textbody">column 4</text:p>
            </table:table-cell>
          </table:table-row>
          <table:table-row>
            <table:table-cell office:value-type="string" table:style-name="rststyle-Table1.A1">
              <text:p text:style-name="rststyle-textbody">body row 2</text:p>
            </table:table-cell>
            <table:table-cell office:value-type="string" table:number-columns-spanned="3" table:style-name="rststyle-Table1.A1">
              <text:p text:style-name="rststyle-textbody">Cells may span columns.</text:p>
            </table:table-cell>
          </table:table-row>
          <table:table-row>
            <table:table-cell office:value-type="string" table:style-name="rststyle-Table1.A1">
              <text:p text:style-name="rststyle-textbody">body row 3</text:p>
            </table:table-cell>
            <table:table-cell office:value-type="string" table:number-rows-spanned="2" table:style-name="rststyle-Table1.A1">
              <text:p text:style-name="rststyle-textbody">Cells may
span rows.
aaa</text:p>
            </table:table-cell>
            <table:table-cell office:value-type="string" table:number-columns-spanned="2" table:number-rows-spanned="2" table:style-name="rststyle-Table1.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Table1.A1">
              <text:p text:style-name="rststyle-textbody">body row 4</text:p>
            </table:table-cell>
          </table:table-row>
        </table:table>
      </text:section>
      <text:section text:name="Section2" text:style-name="Sect1">
        <text:h text:outline-level="1" text:style-name="rststyle-heading1">Test 2</text:h>
        <table:table table:name="rststyle-Table2" table:style-name="rststyle-Table2">
          <table:table-column table:style-name="rststyle-Table2.A"/>
          <table:table-column table:style-name="rststyle-Table2.B"/>
          <table:table-column table:style-name="rststyle-Table2.C"/>
          <table:table-column table:style-name="rststyle-Table2.D"/>
          <table:table-header-rows>
            <table:table-row>
              <table:table-cell office:value-type="string" table:style-name="rststyle-Table2.A1">
                <text:p text:style-name="Table_20_Heading">Header row, column 1
(header rows optional)</text:p>
              </table:table-cell>
              <table:table-cell office:value-type="string" table:style-name="rststyle-Table2.A1">
                <text:p text:style-name="Table_20_Heading">Header 2</text:p>
              </table:table-cell>
              <table:table-cell office:value-type="string" table:style-name="rststyle-Table2.A1">
                <text:p text:style-name="Table_20_Heading">Header 3</text:p>
              </table:table-cell>
              <table:table-cell office:value-type="string" table:style-name="rststyle-Table2.A1">
                <text:p text:style-name="Table_20_Heading">Header 4</text:p>
              </table:table-cell>
            </table:table-row>
          </table:table-header-rows>
          <table:table-row>
            <table:table-cell office:value-type="string" table:number-rows-spanned="2" table:style-name="rststyle-Table2.A1">
              <text:p text:style-name="rststyle-textbody">body row 1, column 1</text:p>
              <text:p text:style-name="rststyle-textbody">body row 2</text:p>
            </table:table-cell>
            <table:table-cell office:value-type="string" table:style-name="rststyle-Table2.A1">
              <text:p text:style-name="rststyle-textbody">column 2</text:p>
            </table:table-cell>
            <table:table-cell office:value-type="string" table:style-name="rststyle-Table2.A1">
              <text:p text:style-name="rststyle-textbody">column 3</text:p>
            </table:table-cell>
            <table:table-cell office:value-type="string" table:style-name="rststyle-Table2.A1">
              <text:p text:style-name="rststyle-textbody">column 4</text:p>
            </table:table-cell>
          </table:table-row>
          <table:table-row>
            <table:table-cell office:value-type="string" table:number-rows-spanned="2" table:style-name="rststyle-Table2.A1">
              <text:p text:style-name="rststyle-textbody">column 2</text:p>
              <text:p text:style-name="rststyle-textbody">may span</text:p>
            </table:table-cell>
            <table:table-cell office:value-type="string" table:style-name="rststyle-Table2.A1">
              <text:p text:style-name="rststyle-textbody">column 3</text:p>
            </table:table-cell>
            <table:table-cell office:value-type="string" table:style-name="rststyle-Table2.A1">
              <text:p text:style-name="rststyle-textbody">column 4</text:p>
            </table:table-cell>
          </table:table-row>
          <table:table-row>
            <table:table-cell office:value-type="string" table:style-name="rststyle-Table2.A1">
              <text:p text:style-name="rststyle-textbody">body row 3</text:p>
            </table:table-cell>
            <table:table-cell office:value-type="string" table:number-columns-spanned="2" table:number-rows-spanned="2" table:style-name="rststyle-Table2.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Table2.A1">
              <text:p text:style-name="rststyle-textbody">body row 4</text:p>
            </table:table-cell>
            <table:table-cell office:value-type="string" table:style-name="rststyle-Table2.A1">
              <text:p text:style-name="rststyle-textbody">column 2</text:p>
            </table:table-cell>
          </table:table-row>
        </table:table>
      </text:section>
      <text:section text:name="Section3" text:style-name="Sect1">
        <text:h text:outline-level="1" text:style-name="rststyle-heading1">Test 3</text:h>
        <table:table table:name="rststyle-Table3" table:style-name="rststyle-Table3">
          <table:table-column table:style-name="rststyle-Table3.A"/>
          <table:table-column table:style-name="rststyle-Table3.B"/>
          <table:table-column table:style-name="rststyle-Table3.C"/>
          <table:table-column table:style-name="rststyle-Table3.D"/>
          <table:table-header-rows>
            <table:table-row>
              <table:table-cell office:value-type="string" table:style-name="rststyle-Table3.A1">
                <text:p text:style-name="Table_20_Heading">Header row, column 1
(header rows optional)</text:p>
              </table:table-cell>
              <table:table-cell office:value-type="string" table:style-name="rststyle-Table3.A1">
                <text:p text:style-name="Table_20_Heading">Header 2</text:p>
              </table:table-cell>
              <table:table-cell office:value-type="string" table:style-name="rststyle-Table3.A1">
                <text:p text:style-name="Table_20_Heading">Header 3</text:p>
              </table:table-cell>
              <table:table-cell office:value-type="string" table:style-name="rststyle-Table3.A1">
                <text:p text:style-name="Table_20_Heading">Header 4</text:p>
              </table:table-cell>
            </table:table-row>
          </table:table-header-rows>
          <table:table-row>
            <table:table-cell office:value-type="string" table:number-rows-spanned="2" table:style-name="rststyle-Table3.A1">
              <text:p text:style-name="rststyle-textbody">body row 1, column 1</text:p>
              <text:p text:style-name="rststyle-textbody">body row 2</text:p>
            </table:table-cell>
            <table:table-cell office:value-type="string" table:style-name="rststyle-Table3.A1">
              <text:p text:style-name="rststyle-textbody">column 2</text:p>
            </table:table-cell>
            <table:table-cell office:value-type="string" table:style-name="rststyle-Table3.A1">
              <text:p text:style-name="rststyle-textbody">column 3</text:p>
            </table:table-cell>
            <table:table-cell office:value-type="string" table:number-rows-spanned="2" table:style-name="rststyle-Table3.A1">
              <text:p text:style-name="rststyle-textbody">column 4</text:p>
              <text:p text:style-name="rststyle-textbody">may span</text:p>
            </table:table-cell>
          </table:table-row>
          <table:table-row>
            <table:table-cell office:value-type="string" table:style-name="rststyle-Table3.A1">
              <text:p text:style-name="rststyle-textbody">column 2</text:p>
            </table:table-cell>
            <table:table-cell office:value-type="string" table:number-rows-spanned="2" table:style-name="rststyle-Table3.A1">
              <text:p text:style-name="rststyle-textbody">column 3</text:p>
              <text:p text:style-name="rststyle-textbody">may span</text:p>
            </table:table-cell>
          </table:table-row>
          <table:table-row>
            <table:table-cell office:value-type="string" table:style-name="rststyle-Table3.A1">
              <text:p text:style-name="rststyle-textbody">body row 3</text:p>
            </table:table-cell>
            <table:table-cell office:value-type="string" table:number-rows-spanned="2" table:style-name="rststyle-Table3.A1">
              <text:p text:style-name="rststyle-textbody">column 2</text:p>
              <text:p text:style-name="rststyle-textbody">may span</text:p>
            </table:table-cell>
            <table:table-cell office:value-type="string" table:style-name="rststyle-Table3.A1">
              <text:p text:style-name="rststyle-textbody">column 4</text:p>
            </table:table-cell>
          </table:table-row>
          <table:table-row>
            <table:table-cell office:value-type="string" table:style-name="rststyle-Table3.A1">
              <text:p text:style-name="rststyle-textbody">body row 4</text:p>
            </table:table-cell>
            <table:table-cell office:value-type="string" table:style-name="rststyle-Table3.A1">
              <text:p text:style-name="rststyle-textbody">column 3</text:p>
            </table:table-cell>
            <table:table-cell office:value-type="string" table:style-name="rststyle-Table3.A1">
              <text:p text:style-name="rststyle-textbody">column 4</text:p>
            </table:table-cell>
          </table:table-row>
        </table:table>
      </text:section>
      <text:section text:name="Section4" text:style-name="Sect1">
        <text:h text:outline-level="1" text:style-name="rststyle-heading1">Test 4</text:h>
        <table:table table:name="rststyle-Table4" table:style-name="rststyle-Table4">
          <table:table-column table:style-name="rststyle-Table4.A"/>
          <table:table-column table:style-name="rststyle-Table4.B"/>
          <table:table-column table:style-name="rststyle-Table4.C"/>
          <table:table-column table:style-name="rststyle-Table4.D"/>
          <table:table-header-rows>
            <table:table-row>
              <table:table-cell office:value-type="string" table:style-name="rststyle-Table4.A1">
                <text:p text:style-name="Table_20_Heading">Header row, column 1
(header rows optional)</text:p>
              </table:table-cell>
              <table:table-cell office:value-type="string" table:style-name="rststyle-Table4.A1">
                <text:p text:style-name="Table_20_Heading">Header 2</text:p>
              </table:table-cell>
              <table:table-cell office:value-type="string" table:style-name="rststyle-Table4.A1">
                <text:p text:style-name="Table_20_Heading">Header 3</text:p>
              </table:table-cell>
              <table:table-cell office:value-type="string" table:style-name="rststyle-Table4.A1">
                <text:p text:style-name="Table_20_Heading">Header 4</text:p>
              </table:table-cell>
            </table:table-row>
          </table:table-header-rows>
          <table:table-row>
            <table:table-cell office:value-type="string" table:number-rows-spanned="2" table:style-name="rststyle-Table4.A1">
              <text:p text:style-name="rststyle-textbody">body row 1, column 1</text:p>
              <text:p text:style-name="rststyle-textbody">body row 2</text:p>
            </table:table-cell>
            <table:table-cell office:value-type="string" table:style-name="rststyle-Table4.A1">
              <text:p text:style-name="rststyle-textbody">column 2</text:p>
            </table:table-cell>
            <table:table-cell office:value-type="string" table:style-name="rststyle-Table4.A1">
              <text:p text:style-name="rststyle-textbody">column 3</text:p>
            </table:table-cell>
            <table:table-cell office:value-type="string" table:number-rows-spanned="2" table:style-name="rststyle-Table4.A1">
              <text:p text:style-name="rststyle-textbody">column 4</text:p>
              <text:p text:style-name="rststyle-textbody">may span</text:p>
            </table:table-cell>
          </table:table-row>
          <table:table-row>
            <table:table-cell office:value-type="string" table:number-columns-spanned="2" table:number-rows-spanned="2" table:style-name="rststyle-Table4.A1">
              <text:p text:style-name="rststyle-textbody">column 2 and column 3</text:p>
              <text:p text:style-name="rststyle-blockquote">may             span</text:p>
            </table:table-cell>
          </table:table-row>
          <table:table-row>
            <table:table-cell office:value-type="string" table:number-rows-spanned="2" table:style-name="rststyle-Table4.A1">
              <text:p text:style-name="rststyle-textbody">body row 3</text:p>
              <text:p text:style-name="rststyle-textbody">may span</text:p>
            </table:table-cell>
            <table:table-cell office:value-type="string" table:style-name="rststyle-Table4.A1">
              <text:p text:style-name="rststyle-textbody">column 4</text:p>
            </table:table-cell>
          </table:table-row>
          <table:table-row>
            <table:table-cell office:value-type="string" table:style-name="rststyle-Table4.A1">
              <text:p text:style-name="rststyle-textbody">may span</text:p>
            </table:table-cell>
            <table:table-cell office:value-type="string" table:style-name="rststyle-Table4.A1">
              <text:p text:style-name="rststyle-textbody">column 3</text:p>
            </table:table-cell>
            <table:table-cell office:value-type="string" table:style-name="rststyle-Table4.A1">
              <text:p text:style-name="rststyle-textbody">column 4</text:p>
            </table:table-cell>
          </table:table-row>
        </table:table>
      </text:section>
      <text:section text:name="Section5" text:style-name="Sect1">
        <text:h text:outline-level="1" text:style-name="rststyle-heading1">Test 4a</text:h>
        <table:table table:name="rststyle-Table5" table:style-name="rststyle-Table5">
          <table:table-column table:style-name="rststyle-Table5.A"/>
          <table:table-column table:style-name="rststyle-Table5.B"/>
          <table:table-column table:style-name="rststyle-Table5.C"/>
          <table:table-column table:style-name="rststyle-Table5.D"/>
          <table:table-header-rows>
            <table:table-row>
              <table:table-cell office:value-type="string" table:style-name="rststyle-Table5.A1">
                <text:p text:style-name="Table_20_Heading">Header row, column 1
(header rows optional)</text:p>
              </table:table-cell>
              <table:table-cell office:value-type="string" table:style-name="rststyle-Table5.A1">
                <text:p text:style-name="Table_20_Heading">Header 2</text:p>
              </table:table-cell>
              <table:table-cell office:value-type="string" table:style-name="rststyle-Table5.A1">
                <text:p text:style-name="Table_20_Heading">Header 3</text:p>
              </table:table-cell>
              <table:table-cell office:value-type="string" table:style-name="rststyle-Table5.A1">
                <text:p text:style-name="Table_20_Heading">Header 4</text:p>
              </table:table-cell>
            </table:table-row>
          </table:table-header-rows>
          <table:table-row>
            <table:table-cell office:value-type="string" table:number-rows-spanned="2" table:style-name="rststyle-Table5.A1">
              <text:p text:style-name="rststyle-textbody">body row 1, column 1</text:p>
              <text:p text:style-name="rststyle-textbody">body row 2</text:p>
            </table:table-cell>
            <table:table-cell office:value-type="string" table:style-name="rststyle-Table5.A1">
              <text:p text:style-name="rststyle-textbody">column 2</text:p>
            </table:table-cell>
            <table:table-cell office:value-type="string" table:style-name="rststyle-Table5.A1">
              <text:p text:style-name="rststyle-textbody">column 3</text:p>
            </table:table-cell>
            <table:table-cell office:value-type="string" table:number-rows-spanned="2" table:style-name="rststyle-Table5.A1">
              <text:p text:style-name="rststyle-textbody">column 4</text:p>
              <text:p text:style-name="rststyle-textbody">may span</text:p>
            </table:table-cell>
          </table:table-row>
          <table:table-row>
            <table:table-cell office:value-type="string" table:number-columns-spanned="2" table:number-rows-spanned="2" table:style-name="rststyle-Table5.A1">
              <text:p text:style-name="rststyle-textbody">column 2 and column 3</text:p>
              <text:p text:style-name="rststyle-blockquote">may             span</text:p>
            </table:table-cell>
          </table:table-row>
          <table:table-row>
            <table:table-cell office:value-type="string" table:number-rows-spanned="2" table:style-name="rststyle-Table5.A1">
              <text:p text:style-name="rststyle-textbody">body row 3</text:p>
              <text:p text:style-name="rststyle-textbody">may span</text:p>
            </table:table-cell>
            <table:table-cell office:value-type="string" table:style-name="rststyle-Table5.A1">
              <text:p text:style-name="rststyle-textbody">column 4</text:p>
            </table:table-cell>
          </table:table-row>
          <table:table-row>
            <table:table-cell office:value-type="string" table:style-name="rststyle-Table5.A1">
              <text:p text:style-name="rststyle-textbody">may span</text:p>
            </table:table-cell>
            <table:table-cell office:value-type="string" table:style-name="rststyle-Table5.A1">
              <text:p text:style-name="rststyle-textbody">column 3</text:p>
            </table:table-cell>
            <table:table-cell office:value-type="string" table:style-name="rststyle-Table5.A1">
              <text:p text:style-name="rststyle-textbody">column 4</text:p>
            </table:table-cell>
          </table:table-row>
          <table:table-row>
            <table:table-cell office:value-type="string" table:style-name="rststyle-Table5.A1">
              <text:p text:style-name="rststyle-textbody">body row 4</text:p>
            </table:table-cell>
            <table:table-cell office:value-type="string" table:style-name="rststyle-Table5.A1">
              <text:p text:style-name="rststyle-textbody">column 2</text:p>
            </table:table-cell>
            <table:table-cell office:value-type="string" table:style-name="rststyle-Table5.A1">
              <text:p text:style-name="rststyle-textbody">column 3</text:p>
            </table:table-cell>
            <table:table-cell office:value-type="string" table:style-name="rststyle-Table5.A1">
              <text:p text:style-name="rststyle-textbody">column 4</text:p>
            </table:table-cell>
          </table:table-row>
        </table:table>
      </text:section>
      <text:section text:name="Section6" text:style-name="Sect1">
        <text:h text:outline-level="1" text:style-name="rststyle-heading1">Test 5</text:h>
        <table:table table:name="rststyle-Table6" table:style-name="rststyle-Table6">
          <table:table-column table:style-name="rststyle-Table6.A"/>
          <table:table-column table:style-name="rststyle-Table6.B"/>
          <table:table-column table:style-name="rststyle-Table6.C"/>
          <table:table-column table:style-name="rststyle-Table6.D"/>
          <table:table-header-rows>
            <table:table-row>
              <table:table-cell office:value-type="string" table:style-name="rststyle-Table6.A1">
                <text:p text:style-name="Table_20_Heading">Header row, column 1
(header rows optional)</text:p>
              </table:table-cell>
              <table:table-cell office:value-type="string" table:style-name="rststyle-Table6.A1">
                <text:p text:style-name="Table_20_Heading">Header 2</text:p>
              </table:table-cell>
              <table:table-cell office:value-type="string" table:style-name="rststyle-Table6.A1">
                <text:p text:style-name="Table_20_Heading">Header 3</text:p>
              </table:table-cell>
              <table:table-cell office:value-type="string" table:style-name="rststyle-Table6.A1">
                <text:p text:style-name="Table_20_Heading">Header 4</text:p>
              </table:table-cell>
            </table:table-row>
          </table:table-header-rows>
          <table:table-row>
            <table:table-cell office:value-type="string" table:style-name="rststyle-Table6.A1">
              <text:p text:style-name="rststyle-textbody">body row 1, column 1</text:p>
            </table:table-cell>
            <table:table-cell office:value-type="string" table:style-name="rststyle-Table6.A1">
              <text:p text:style-name="rststyle-textbody">column 2</text:p>
            </table:table-cell>
            <table:table-cell office:value-type="string" table:style-name="rststyle-Table6.A1">
              <text:p text:style-name="rststyle-textbody">column 3</text:p>
            </table:table-cell>
            <table:table-cell office:value-type="string" table:style-name="rststyle-Table6.A1">
              <text:p text:style-name="rststyle-textbody">column 4</text:p>
            </table:table-cell>
          </table:table-row>
          <table:table-row>
            <table:table-cell office:value-type="string" table:style-name="rststyle-Table6.A1">
              <text:p text:style-name="rststyle-textbody">body row 2</text:p>
            </table:table-cell>
            <table:table-cell office:value-type="string" table:number-columns-spanned="3" table:style-name="rststyle-Table6.A1">
              <text:p text:style-name="rststyle-textbody">Cells may span columns.</text:p>
            </table:table-cell>
          </table:table-row>
          <table:table-row>
            <table:table-cell office:value-type="string" table:style-name="rststyle-Table6.A1">
              <text:p text:style-name="rststyle-textbody">body row 3</text:p>
            </table:table-cell>
            <table:table-cell office:value-type="string" table:number-rows-spanned="2" table:style-name="rststyle-Table6.A1">
              <text:p text:style-name="rststyle-textbody">Cells may
span rows.</text:p>
            </table:table-cell>
            <table:table-cell office:value-type="string" table:number-columns-spanned="2" table:number-rows-spanned="2" table:style-name="rststyle-Table6.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Table6.A1">
              <text:p text:style-name="rststyle-textbody">body row 4</text:p>
            </table:table-cell>
          </table:table-row>
        </table:table>
      </text:section>
      <text:section text:name="Section7" text:style-name="Sect1">
        <text:h text:outline-level="1" text:style-name="rststyle-heading1">Test 6</text:h>
        <text:p text:style-name="rststyle-textbody">Some care must be taken with grid tables to avoid undesired
interactions with cell text in rare cases. For example, the
following table contains a cell in row 2 spanning from column 2 to
column 4:</text:p>
        <table:table table:name="rststyle-Table7" table:style-name="rststyle-Table7">
          <table:table-column table:style-name="rststyle-Table7.A"/>
          <table:table-column table:style-name="rststyle-Table7.B"/>
          <table:table-column table:style-name="rststyle-Table7.C"/>
          <table:table-column table:style-name="rststyle-Table7.D"/>
          <table:table-row>
            <table:table-cell office:value-type="string" table:style-name="rststyle-Table7.A1">
              <text:p text:style-name="rststyle-textbody">row 1, col 1</text:p>
            </table:table-cell>
            <table:table-cell office:value-type="string" table:style-name="rststyle-Table7.A1">
              <text:p text:style-name="rststyle-textbody">column 2</text:p>
            </table:table-cell>
            <table:table-cell office:value-type="string" table:style-name="rststyle-Table7.A1">
              <text:p text:style-name="rststyle-textbody">column 3</text:p>
            </table:table-cell>
            <table:table-cell office:value-type="string" table:style-name="rststyle-Table7.A1">
              <text:p text:style-name="rststyle-textbody">column 4</text:p>
            </table:table-cell>
          </table:table-row>
          <table:table-row>
            <table:table-cell office:value-type="string" table:style-name="rststyle-Table7.A1">
              <text:p text:style-name="rststyle-textbody">row 2</text:p>
            </table:table-cell>
            <table:table-cell office:value-type="string" table:number-columns-spanned="3" table:style-name="rststyle-Table7.A1"/>
          </table:table-row>
          <table:table-row>
            <table:table-cell office:value-type="string" table:style-name="rststyle-Table7.A1">
              <text:p text:style-name="rststyle-textbody">row 3</text:p>
            </table:table-cell>
            <table:table-cell office:value-type="string" table:style-name="rststyle-Table7.A1"/>
            <table:table-cell office:value-type="string" table:style-name="rststyle-Table7.A1"/>
            <table:table-cell office:value-type="string" table:style-name="rststyle-Table7.A1"/>
          </table:table-row>
        </table:table>
      </text:section>
      <text:section text:name="Section8" text:style-name="Sect1">
        <text:h text:outline-level="1" text:style-name="rststyle-heading1">Test 7</text:h>
        <text:p text:style-name="rststyle-textbody">If a vertical bar is used in the text of that cell, it could have
unintended effects if accidentally aligned with column boundaries:</text:p>
        <table:table table:name="rststyle-Table8" table:style-name="rststyle-Table8">
          <table:table-column table:style-name="rststyle-Table8.A"/>
          <table:table-column table:style-name="rststyle-Table8.B"/>
          <table:table-column table:style-name="rststyle-Table8.C"/>
          <table:table-column table:style-name="rststyle-Table8.D"/>
          <table:table-row>
            <table:table-cell office:value-type="string" table:style-name="rststyle-Table8.A1">
              <text:p text:style-name="rststyle-textbody">row 1, col 1</text:p>
            </table:table-cell>
            <table:table-cell office:value-type="string" table:style-name="rststyle-Table8.A1">
              <text:p text:style-name="rststyle-textbody">column 2</text:p>
            </table:table-cell>
            <table:table-cell office:value-type="string" table:style-name="rststyle-Table8.A1">
              <text:p text:style-name="rststyle-textbody">column 3</text:p>
            </table:table-cell>
            <table:table-cell office:value-type="string" table:style-name="rststyle-Table8.A1">
              <text:p text:style-name="rststyle-textbody">column 4</text:p>
            </table:table-cell>
          </table:table-row>
          <table:table-row>
            <table:table-cell office:value-type="string" table:style-name="rststyle-Table8.A1">
              <text:p text:style-name="rststyle-textbody">row 2</text:p>
            </table:table-cell>
            <table:table-cell office:value-type="string" table:number-columns-spanned="3" table:style-name="rststyle-Table8.A1">
              <text:p text:style-name="rststyle-textbody">Use the command <text:span text:style-name="rststyle-inlineliteral">ls \| more</text:span>.</text:p>
            </table:table-cell>
          </table:table-row>
          <table:table-row>
            <table:table-cell office:value-type="string" table:style-name="rststyle-Table8.A1">
              <text:p text:style-name="rststyle-textbody">row 3</text:p>
            </table:table-cell>
            <table:table-cell office:value-type="string" table:style-name="rststyle-Table8.A1"/>
            <table:table-cell office:value-type="string" table:style-name="rststyle-Table8.A1"/>
            <table:table-cell office:value-type="string" table:style-name="rststyle-Table8.A1"/>
          </table:table-row>
        </table:table>
      </text:section>
      <text:section text:name="Section9" text:style-name="Sect1">
        <text:h text:outline-level="1" text:style-name="rststyle-heading1">Test 8</text:h>
        <text:p text:style-name="rststyle-textbody">Several solutions are possible. All that is needed is to break the
continuity of the cell outline rectangle. One possibility is to
shift the text by adding an extra space before:</text:p>
        <table:table table:name="rststyle-Table9" table:style-name="rststyle-Table9">
          <table:table-column table:style-name="rststyle-Table9.A"/>
          <table:table-column table:style-name="rststyle-Table9.B"/>
          <table:table-column table:style-name="rststyle-Table9.C"/>
          <table:table-column table:style-name="rststyle-Table9.D"/>
          <table:table-row>
            <table:table-cell office:value-type="string" table:style-name="rststyle-Table9.A1">
              <text:p text:style-name="rststyle-textbody">row 1, col 1</text:p>
            </table:table-cell>
            <table:table-cell office:value-type="string" table:style-name="rststyle-Table9.A1">
              <text:p text:style-name="rststyle-textbody">column 2</text:p>
            </table:table-cell>
            <table:table-cell office:value-type="string" table:style-name="rststyle-Table9.A1">
              <text:p text:style-name="rststyle-textbody">column 3</text:p>
            </table:table-cell>
            <table:table-cell office:value-type="string" table:style-name="rststyle-Table9.A1">
              <text:p text:style-name="rststyle-textbody">column 4</text:p>
            </table:table-cell>
          </table:table-row>
          <table:table-row>
            <table:table-cell office:value-type="string" table:style-name="rststyle-Table9.A1">
              <text:p text:style-name="rststyle-textbody">row 2</text:p>
            </table:table-cell>
            <table:table-cell office:value-type="string" table:number-columns-spanned="3" table:style-name="rststyle-Table9.A1">
              <text:p text:style-name="rststyle-textbody">Use the command <text:span text:style-name="rststyle-inlineliteral">ls | more</text:span>.</text:p>
            </table:table-cell>
          </table:table-row>
          <table:table-row>
            <table:table-cell office:value-type="string" table:style-name="rststyle-Table9.A1">
              <text:p text:style-name="rststyle-textbody">row 3</text:p>
            </table:table-cell>
            <table:table-cell office:value-type="string" table:style-name="rststyle-Table9.A1"/>
            <table:table-cell office:value-type="string" table:style-name="rststyle-Table9.A1"/>
            <table:table-cell office:value-type="string" table:style-name="rststyle-Table9.A1"/>
          </table:table-row>
        </table:table>
      </text:section>
      <text:section text:name="Section10" text:style-name="Sect1">
        <text:h text:outline-level="1" text:style-name="rststyle-heading1">Test 9</text:h>
        <text:p text:style-name="rststyle-textbody">Another possibility is to add an extra line to row 2:</text:p>
        <table:table table:name="rststyle-Table10" table:style-name="rststyle-Table10">
          <table:table-column table:style-name="rststyle-Table10.A"/>
          <table:table-column table:style-name="rststyle-Table10.B"/>
          <table:table-column table:style-name="rststyle-Table10.C"/>
          <table:table-column table:style-name="rststyle-Table10.D"/>
          <table:table-row>
            <table:table-cell office:value-type="string" table:style-name="rststyle-Table10.A1">
              <text:p text:style-name="rststyle-textbody">row 1, col 1</text:p>
            </table:table-cell>
            <table:table-cell office:value-type="string" table:style-name="rststyle-Table10.A1">
              <text:p text:style-name="rststyle-textbody">column 2</text:p>
            </table:table-cell>
            <table:table-cell office:value-type="string" table:style-name="rststyle-Table10.A1">
              <text:p text:style-name="rststyle-textbody">column 3</text:p>
            </table:table-cell>
            <table:table-cell office:value-type="string" table:style-name="rststyle-Table10.A1">
              <text:p text:style-name="rststyle-textbody">column 4</text:p>
            </table:table-cell>
          </table:table-row>
          <table:table-row>
            <table:table-cell office:value-type="string" table:style-name="rststyle-Table10.A1">
              <text:p text:style-name="rststyle-textbody">row 2</text:p>
            </table:table-cell>
            <table:table-cell office:value-type="string" table:number-columns-spanned="3" table:style-name="rststyle-Table10.A1">
              <text:p text:style-name="rststyle-textbody">Use the command <text:span text:style-name="rststyle-inlineliteral">ls | more</text:span>.</text:p>
            </table:table-cell>
          </table:table-row>
          <table:table-row>
            <table:table-cell office:value-type="string" table:style-name="rststyle-Table10.A1">
              <text:p text:style-name="rststyle-textbody">row 3</text:p>
            </table:table-cell>
            <table:table-cell office:value-type="string" table:style-name="rststyle-Table10.A1"/>
            <table:table-cell office:value-type="string" table:style-name="rststyle-Table10.A1"/>
            <table:table-cell office:value-type="string" table:style-name="rststyle-Table10.A1"/>
          </table:table-row>
        </table:table>
      </text:section>
    </office:text>
  </office:body>
</office:document-content>
</file>

<file path=styles.xml><?xml version="1.0" encoding="utf-8"?>
<ns0:document-styles xmlns:ns0="urn:oasis:names:tc:opendocument:xmlns:office:1.0" ns0:version="1.1">
  <ns0:font-face-decls>
    <ns1:font-face xmlns:ns1="urn:oasis:names:tc:opendocument:xmlns:style:1.0" xmlns:ns2="urn:oasis:names:tc:opendocument:xmlns:svg-compatible:1.0" ns1:font-charset="x-symbol" ns1:name="StarSymbol" ns2:font-family="StarSymbol"/>
    <ns1:font-face xmlns:ns1="urn:oasis:names:tc:opendocument:xmlns:style:1.0" xmlns:ns2="urn:oasis:names:tc:opendocument:xmlns:svg-compatible:1.0" ns1:font-family-generic="modern" ns1:font-pitch="fixed" ns1:name="Nimbus Mono L" ns2:font-family="'Nimbus Mono L'"/>
    <ns1:font-face xmlns:ns1="urn:oasis:names:tc:opendocument:xmlns:style:1.0" xmlns:ns2="urn:oasis:names:tc:opendocument:xmlns:svg-compatible:1.0" ns1:font-pitch="variable" ns1:name="DejaVu Sans" ns2:font-family="'DejaVu Sans'"/>
    <ns1:font-face xmlns:ns1="urn:oasis:names:tc:opendocument:xmlns:style:1.0" xmlns:ns2="urn:oasis:names:tc:opendocument:xmlns:svg-compatible:1.0" ns1:font-family-generic="roman" ns1:font-pitch="variable" ns1:name="Nimbus Roman No9 L" ns2:font-family="'Nimbus Roman No9 L'"/>
    <ns1:font-face xmlns:ns1="urn:oasis:names:tc:opendocument:xmlns:style:1.0" xmlns:ns2="urn:oasis:names:tc:opendocument:xmlns:svg-compatible:1.0" ns1:font-family-generic="swiss" ns1:font-pitch="variable" ns1:name="Nimbus Sans L" ns2:font-family="'Nimbus Sans L'"/>
  </ns0:font-face-decls>
  <ns0:styles>
    <ns1:default-style xmlns:ns1="urn:oasis:names:tc:opendocument:xmlns:style:1.0" ns1:family="graphic">
      <ns1:graphic-properties xmlns:ns2="urn:oasis:names:tc:opendocument:xmlns:drawing:1.0" ns2:end-line-spacing-horizontal="0.1114in" ns2:end-line-spacing-vertical="0.1114in" ns2:shadow-offset-x="0.1181in" ns2:shadow-offset-y="0.1181in" ns2:start-line-spacing-horizontal="0.1114in" ns2:start-line-spacing-vertical="0.1114in" ns1:flow-with-text="false"/>
      <ns1:paragraph-properties ns1:font-independent-line-spacing="false" ns1:line-break="strict" ns1:text-autospace="ideograph-alpha" ns1:writing-mode="lr-tb">
        <ns1:tab-stops/>
      </ns1:paragraph-properties>
      <ns1:text-properties xmlns:ns2="urn:oasis:names:tc:opendocument:xmlns:xsl-fo-compatible:1.0" ns1:country-asian="US" ns1:country-complex="US" ns1:font-size-asian="12pt" ns1:font-size-complex="12pt" ns1:language-asian="en" ns1:language-complex="en" ns1:use-window-font-color="true" ns2:country="US" ns2:font-size="12pt" ns2:language="en"/>
    </ns1:default-style>
    <ns1:default-style xmlns:ns1="urn:oasis:names:tc:opendocument:xmlns:style:1.0" ns1:family="paragraph">
      <ns1:paragraph-properties xmlns:ns2="urn:oasis:names:tc:opendocument:xmlns:xsl-fo-compatible:1.0" ns1:line-break="strict" ns1:punctuation-wrap="hanging" ns1:tab-stop-distance="0.4925in" ns1:text-autospace="ideograph-alpha" ns1:writing-mode="lr-tb" ns2:hyphenation-ladder-count="no-limit"/>
      <ns1:text-properties xmlns:ns2="urn:oasis:names:tc:opendocument:xmlns:xsl-fo-compatible:1.0" ns1:country-asian="US" ns1:country-complex="US" ns1:font-name="Nimbus Roman No9 L" ns1:font-name-asian="DejaVu Sans" ns1:font-name-complex="DejaVu Sans" ns1:font-size-asian="12pt" ns1:font-size-complex="12pt" ns1:language-asian="en" ns1:language-complex="en" ns1:use-window-font-color="true" ns2:country="US" ns2:font-size="12pt" ns2:hyphenate="false" ns2:hyphenation-push-char-count="2" ns2:hyphenation-remain-char-count="2" ns2:language="en"/>
    </ns1:default-style>
    <ns1:default-style xmlns:ns1="urn:oasis:names:tc:opendocument:xmlns:style:1.0" ns1:family="table">
      <ns1:table-properties xmlns:ns2="urn:oasis:names:tc:opendocument:xmlns:table:1.0" ns2:border-model="collapsing"/>
    </ns1:default-style>
    <ns1:default-style xmlns:ns1="urn:oasis:names:tc:opendocument:xmlns:style:1.0" ns1:family="table-row">
      <ns1:table-row-properties xmlns:ns2="urn:oasis:names:tc:opendocument:xmlns:xsl-fo-compatible:1.0" ns2:keep-together="auto"/>
    </ns1:default-style>
    <ns1:style xmlns:ns1="urn:oasis:names:tc:opendocument:xmlns:style:1.0" ns1:class="text" ns1:family="paragraph" ns1:name="Standard"/>
    <ns1:style xmlns:ns1="urn:oasis:names:tc:opendocument:xmlns:style:1.0" ns1:class="text" ns1:display-name="Text body" ns1:family="paragraph" ns1:name="Text_20_body" ns1:parent-style-name="Standard">
      <ns1:paragraph-properties xmlns:ns2="urn:oasis:names:tc:opendocument:xmlns:xsl-fo-compatible:1.0" ns2:margin-bottom="0.0835in" ns2:margin-top="0in"/>
    </ns1:style>
    <ns1:style xmlns:ns1="urn:oasis:names:tc:opendocument:xmlns:style:1.0" ns1:class="text" ns1:display-name="Text body indent" ns1:family="paragraph" ns1:name="Text_20_body_20_indent" ns1:parent-style-name="Text_20_body">
      <ns1:paragraph-properties xmlns:ns2="urn:oasis:names:tc:opendocument:xmlns:xsl-fo-compatible:1.0" ns1:auto-text-indent="false" ns2:margin-left="0.1965in" ns2:margin-right="0in" ns2:text-indent="0in"/>
    </ns1:style>
    <ns1:style xmlns:ns1="urn:oasis:names:tc:opendocument:xmlns:style:1.0" ns1:class="text" ns1:family="paragraph" ns1:name="Heading" ns1:next-style-name="Text_20_body" ns1:parent-style-name="Standard">
      <ns1:paragraph-properties xmlns:ns2="urn:oasis:names:tc:opendocument:xmlns:xsl-fo-compatible:1.0" ns2:keep-with-next="always" ns2:margin-bottom="0.0835in" ns2:margin-top="0.1665in"/>
      <ns1:text-properties xmlns:ns2="urn:oasis:names:tc:opendocument:xmlns:xsl-fo-compatible:1.0" ns1:font-name="Nimbus Sans L" ns1:font-name-asian="DejaVu Sans" ns1:font-name-complex="DejaVu Sans" ns1:font-size-asian="14pt" ns1:font-size-complex="14pt" ns2:font-size="14pt"/>
    </ns1:style>
    <ns1:style xmlns:ns1="urn:oasis:names:tc:opendocument:xmlns:style:1.0" ns1:class="text" ns1:default-outline-level="1" ns1:display-name="Heading 1" ns1:family="paragraph" ns1:name="Heading_20_1" ns1:next-style-name="Text_20_body" ns1:parent-style-name="Heading">
      <ns1:text-properties xmlns:ns2="urn:oasis:names:tc:opendocument:xmlns:xsl-fo-compatible:1.0" ns1:font-size-asian="115%" ns1:font-size-complex="115%" ns1:font-weight-asian="bold" ns1:font-weight-complex="bold" ns2:font-size="115%" ns2:font-weight="bold"/>
    </ns1:style>
    <ns1:style xmlns:ns1="urn:oasis:names:tc:opendocument:xmlns:style:1.0" ns1:class="text" ns1:default-outline-level="2" ns1:display-name="Heading 2" ns1:family="paragraph" ns1:name="Heading_20_2" ns1:next-style-name="Text_20_body" ns1:parent-style-name="Heading">
      <ns1:text-properties xmlns:ns2="urn:oasis:names:tc:opendocument:xmlns:xsl-fo-compatible:1.0" ns1:font-size-asian="14pt" ns1:font-size-complex="14pt" ns1:font-style-asian="italic" ns1:font-style-complex="italic" ns1:font-weight-asian="bold" ns1:font-weight-complex="bold" ns2:font-size="14pt" ns2:font-style="italic" ns2:font-weight="bold"/>
    </ns1:style>
    <ns1:style xmlns:ns1="urn:oasis:names:tc:opendocument:xmlns:style:1.0" ns1:class="text" ns1:default-outline-level="3" ns1:display-name="Heading 3" ns1:family="paragraph" ns1:name="Heading_20_3" ns1:next-style-name="Text_20_body" ns1:parent-style-name="Heading">
      <ns1:text-properties xmlns:ns2="urn:oasis:names:tc:opendocument:xmlns:xsl-fo-compatible:1.0" ns1:font-size-asian="14pt" ns1:font-size-complex="14pt" ns1:font-weight-asian="bold" ns1:font-weight-complex="bold" ns2:font-size="14pt" ns2:font-weight="bold"/>
    </ns1:style>
    <ns1:style xmlns:ns1="urn:oasis:names:tc:opendocument:xmlns:style:1.0" ns1:class="text" ns1:default-outline-level="4" ns1:display-name="Heading 4" ns1:family="paragraph" ns1:name="Heading_20_4" ns1:next-style-name="Text_20_body" ns1:parent-style-name="Heading">
      <ns1:text-properties xmlns:ns2="urn:oasis:names:tc:opendocument:xmlns:xsl-fo-compatible:1.0" ns1:font-size-asian="85%" ns1:font-size-complex="85%" ns1:font-style-asian="italic" ns1:font-style-complex="italic" ns1:font-weight-asian="bold" ns1:font-weight-complex="bold" ns2:font-size="85%" ns2:font-style="italic" ns2:font-weight="bold"/>
    </ns1:style>
    <ns1:style xmlns:ns1="urn:oasis:names:tc:opendocument:xmlns:style:1.0" ns1:class="text" ns1:default-outline-level="5" ns1:display-name="Heading 5" ns1:family="paragraph" ns1:name="Heading_20_5" ns1:next-style-name="Text_20_body" ns1:parent-style-name="Heading">
      <ns1:text-properties xmlns:ns2="urn:oasis:names:tc:opendocument:xmlns:xsl-fo-compatible:1.0" ns1:font-size-asian="85%" ns1:font-size-complex="85%" ns1:font-weight-asian="bold" ns1:font-weight-complex="bold" ns2:font-size="85%" ns2:font-weight="bold"/>
    </ns1:style>
    <ns1:style xmlns:ns1="urn:oasis:names:tc:opendocument:xmlns:style:1.0" ns1:class="text" ns1:default-outline-level="6" ns1:display-name="Heading 6" ns1:family="paragraph" ns1:name="Heading_20_6"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class="list" ns1:family="paragraph" ns1:name="List" ns1:parent-style-name="Text_20_body"/>
    <ns1:style xmlns:ns1="urn:oasis:names:tc:opendocument:xmlns:style:1.0" ns1:class="extra" ns1:family="paragraph" ns1:name="Header" ns1:parent-style-name="Standard">
      <ns1:paragraph-properties xmlns:ns2="urn:oasis:names:tc:opendocument:xmlns:text:1.0" ns2:line-number="0" ns2:number-lines="false">
        <ns1:tab-stops>
          <ns1:tab-stop ns1:position="3.4626in" ns1:type="center"/>
          <ns1:tab-stop ns1:position="6.9252in" ns1:type="right"/>
        </ns1:tab-stops>
      </ns1:paragraph-properties>
    </ns1:style>
    <ns1:style xmlns:ns1="urn:oasis:names:tc:opendocument:xmlns:style:1.0" ns1:class="extra" ns1:family="paragraph" ns1:name="Footer" ns1:parent-style-name="Standard">
      <ns1:paragraph-properties xmlns:ns2="urn:oasis:names:tc:opendocument:xmlns:text:1.0" ns2:line-number="0" ns2:number-lines="false">
        <ns1:tab-stops>
          <ns1:tab-stop ns1:position="-5871.6862in" ns1:type="center"/>
          <ns1:tab-stop ns1:position="11741.7953in" ns1:type="right"/>
        </ns1:tab-stops>
      </ns1:paragraph-properties>
    </ns1:style>
    <ns1:style xmlns:ns1="urn:oasis:names:tc:opendocument:xmlns:style:1.0" ns1:class="extra" ns1:display-name="Table Contents" ns1:family="paragraph" ns1:name="Table_20_Contents" ns1:parent-style-name="Standard">
      <ns1:paragraph-properties xmlns:ns2="urn:oasis:names:tc:opendocument:xmlns:text:1.0" ns2:line-number="0" ns2:number-lines="false"/>
    </ns1:style>
    <ns1:style xmlns:ns1="urn:oasis:names:tc:opendocument:xmlns:style:1.0" ns1:class="extra" ns1:display-name="Table Heading" ns1:family="paragraph" ns1:name="Table_20_Heading" ns1:parent-style-name="Table_20_Contents">
      <ns1:paragraph-properties xmlns:ns2="urn:oasis:names:tc:opendocument:xmlns:text:1.0" xmlns:ns3="urn:oasis:names:tc:opendocument:xmlns:xsl-fo-compatible:1.0" ns1:justify-single-word="false" ns2:line-number="0" ns2:number-lines="false" ns3:text-align="center"/>
      <ns1:text-properties xmlns:ns2="urn:oasis:names:tc:opendocument:xmlns:xsl-fo-compatible:1.0" ns1:font-style-asian="italic" ns1:font-style-complex="italic" ns1:font-weight-asian="bold" ns1:font-weight-complex="bold" ns2:font-style="italic" ns2:font-weight="bold"/>
    </ns1:style>
    <ns1:style xmlns:ns1="urn:oasis:names:tc:opendocument:xmlns:style:1.0" ns1:class="extra" ns1:family="paragraph" ns1:name="Caption" ns1:parent-style-name="Standard">
      <ns1:paragraph-properties xmlns:ns2="urn:oasis:names:tc:opendocument:xmlns:text:1.0" xmlns:ns3="urn:oasis:names:tc:opendocument:xmlns:xsl-fo-compatible:1.0" ns2:line-number="0" ns2:number-lines="false" ns3:margin-bottom="0.0835in" ns3:margin-top="0.0835in"/>
      <ns1:text-properties xmlns:ns2="urn:oasis:names:tc:opendocument:xmlns:xsl-fo-compatible:1.0" ns1:font-size-asian="12pt" ns1:font-size-complex="12pt" ns1:font-style-asian="italic" ns1:font-style-complex="italic" ns2:font-size="12pt" ns2:font-style="italic"/>
    </ns1:style>
    <ns1:style xmlns:ns1="urn:oasis:names:tc:opendocument:xmlns:style:1.0" ns1:class="extra" ns1:family="paragraph" ns1:name="Footnote" ns1:parent-style-name="Standard">
      <ns1:paragraph-properties xmlns:ns2="urn:oasis:names:tc:opendocument:xmlns:text:1.0" xmlns:ns3="urn:oasis:names:tc:opendocument:xmlns:xsl-fo-compatible:1.0" ns1:auto-text-indent="false" ns2:line-number="0" ns2:number-lines="false" ns3:margin-left="0.1965in" ns3:margin-right="0in" ns3:text-indent="-0.1965in"/>
      <ns1:text-properties xmlns:ns2="urn:oasis:names:tc:opendocument:xmlns:xsl-fo-compatible:1.0" ns1:font-size-asian="10pt" ns1:font-size-complex="10pt" ns2:font-size="10pt"/>
    </ns1:style>
    <ns1:style xmlns:ns1="urn:oasis:names:tc:opendocument:xmlns:style:1.0" ns1:class="index" ns1:family="paragraph" ns1:name="Index" ns1:parent-style-name="Standard">
      <ns1:paragraph-properties xmlns:ns2="urn:oasis:names:tc:opendocument:xmlns:text:1.0" ns2:line-number="0" ns2:number-lines="false"/>
    </ns1:style>
    <ns1:style xmlns:ns1="urn:oasis:names:tc:opendocument:xmlns:style:1.0" ns1:class="html" ns1:display-name="Preformatted Text" ns1:family="paragraph" ns1:name="Preformatted_20_Text" ns1:parent-style-name="Standard">
      <ns1:paragraph-properties xmlns:ns2="urn:oasis:names:tc:opendocument:xmlns:xsl-fo-compatible:1.0" ns2:margin-bottom="0in" ns2:margin-top="0in"/>
      <ns1:text-properties xmlns:ns2="urn:oasis:names:tc:opendocument:xmlns:xsl-fo-compatible:1.0" ns1:font-name="Nimbus Mono L" ns1:font-name-asian="Nimbus Mono L" ns1:font-name-complex="Nimbus Mono L" ns1:font-size-asian="10pt" ns1:font-size-complex="10pt" ns2:font-size="10pt"/>
    </ns1:style>
    <ns1:style xmlns:ns1="urn:oasis:names:tc:opendocument:xmlns:style:1.0" ns1:class="html" ns1:display-name="Horizontal Line" ns1:family="paragraph" ns1:name="Horizontal_20_Line" ns1:next-style-name="Text_20_body" ns1:parent-style-name="Standard">
      <ns1:paragraph-properties xmlns:ns2="urn:oasis:names:tc:opendocument:xmlns:text:1.0" xmlns:ns3="urn:oasis:names:tc:opendocument:xmlns:xsl-fo-compatible:1.0" ns1:border-line-width-bottom="0.0008in 0.0138in 0.0008in" ns1:join-border="false" ns2:line-number="0" ns2:number-lines="false" ns3:border-bottom="0.0154in double #808080" ns3:border-left="none" ns3:border-right="none" ns3:border-top="none" ns3:margin-bottom="0.1965in" ns3:margin-top="0in" ns3:padding="0in"/>
      <ns1:text-properties xmlns:ns2="urn:oasis:names:tc:opendocument:xmlns:xsl-fo-compatible:1.0" ns1:font-size-asian="6pt" ns1:font-size-complex="6pt" ns2:font-size="6pt"/>
    </ns1:style>
    <ns1:style xmlns:ns1="urn:oasis:names:tc:opendocument:xmlns:style:1.0" ns1:family="paragraph" ns1:list-style-name="rststyle-enumlist" ns1:name="rststyle-enumitem" ns1:parent-style-name="Standard">
      <ns1:paragraph-properties xmlns:ns2="urn:oasis:names:tc:opendocument:xmlns:xsl-fo-compatible:1.0" ns2:background-color="transparent">
        <ns1:background-image/>
      </ns1:paragraph-properties>
    </ns1:style>
    <ns1:style xmlns:ns1="urn:oasis:names:tc:opendocument:xmlns:style:1.0" ns1:family="paragraph" ns1:list-style-name="rststyle-bulletlist" ns1:name="rststyle-bulletitem" ns1:parent-style-name="Standard">
      <ns1:paragraph-properties xmlns:ns2="urn:oasis:names:tc:opendocument:xmlns:xsl-fo-compatible:1.0" ns2:background-color="transparent">
        <ns1:background-image/>
      </ns1:paragraph-properties>
    </ns1:style>
    <ns1:style xmlns:ns1="urn:oasis:names:tc:opendocument:xmlns:style:1.0" ns1:family="paragraph" ns1:name="rststyle-blockindent">
      <ns1:paragraph-properties xmlns:ns2="urn:oasis:names:tc:opendocument:xmlns:xsl-fo-compatible:1.0" ns1:auto-text-indent="false" ns2:margin-left="0.3937in" ns2:margin-right="0in" ns2:text-indent="0in"/>
    </ns1:style>
    <ns1:style xmlns:ns1="urn:oasis:names:tc:opendocument:xmlns:style:1.0" ns1:family="paragraph" ns1:name="rststyle-heading1" ns1:next-style-name="Text_20_body" ns1:parent-style-name="Heading_20_1">
      <ns1:paragraph-properties xmlns:ns2="urn:oasis:names:tc:opendocument:xmlns:xsl-fo-compatible:1.0" ns2:background-color="transparent">
        <ns1:background-image/>
      </ns1:paragraph-properties>
    </ns1:style>
    <ns1:style xmlns:ns1="urn:oasis:names:tc:opendocument:xmlns:style:1.0" ns1:family="paragraph" ns1:name="rststyle-heading2" ns1:next-style-name="Text_20_body" ns1:parent-style-name="Heading_20_2"/>
    <ns1:style xmlns:ns1="urn:oasis:names:tc:opendocument:xmlns:style:1.0" ns1:family="paragraph" ns1:name="rststyle-heading3" ns1:next-style-name="Text_20_body" ns1:parent-style-name="Heading_20_3"/>
    <ns1:style xmlns:ns1="urn:oasis:names:tc:opendocument:xmlns:style:1.0" ns1:family="paragraph" ns1:name="rststyle-heading4" ns1:next-style-name="Text_20_body" ns1:parent-style-name="Heading_20_4"/>
    <ns1:style xmlns:ns1="urn:oasis:names:tc:opendocument:xmlns:style:1.0" ns1:family="paragraph" ns1:name="rststyle-heading5" ns1:next-style-name="Text_20_body" ns1:parent-style-name="Heading_20_5"/>
    <ns1:style xmlns:ns1="urn:oasis:names:tc:opendocument:xmlns:style:1.0" ns1:class="text" ns1:family="paragraph" ns1:name="rststyle-blockquote" ns1:parent-style-name="Text_20_body">
      <ns1:paragraph-properties xmlns:ns2="urn:oasis:names:tc:opendocument:xmlns:xsl-fo-compatible:1.0" ns1:auto-text-indent="false" ns1:justify-single-word="false" ns2:background-color="transparent" ns2:margin-left="0.4in" ns2:margin-right="0.8in" ns2:text-align="start" ns2:text-indent="0in">
        <ns1:background-image/>
      </ns1:paragraph-properties>
    </ns1:style>
    <ns1:style xmlns:ns1="urn:oasis:names:tc:opendocument:xmlns:style:1.0" ns1:family="paragraph" ns1:name="rststyle-bodyindent" ns1:parent-style-name="Text_20_body_20_indent">
      <ns1:paragraph-properties xmlns:ns2="urn:oasis:names:tc:opendocument:xmlns:xsl-fo-compatible:1.0" ns1:auto-text-indent="false" ns2:margin-left="0.3937in" ns2:margin-right="0in" ns2:text-indent="0in"/>
    </ns1:style>
    <ns1:style xmlns:ns1="urn:oasis:names:tc:opendocument:xmlns:style:1.0" ns1:family="paragraph" ns1:name="rststyle-horizontalline" ns1:parent-style-name="Horizontal_20_Line"/>
    <ns1:style xmlns:ns1="urn:oasis:names:tc:opendocument:xmlns:style:1.0" ns1:family="paragraph" ns1:name="rststyle-textbody" ns1:parent-style-name="Text_20_body"/>
    <ns1:style xmlns:ns1="urn:oasis:names:tc:opendocument:xmlns:style:1.0" ns1:family="paragraph" ns1:name="rststyle-centeredtextbody" ns1:parent-style-name="rststyle-textbody">
      <ns1:paragraph-properties xmlns:ns2="urn:oasis:names:tc:opendocument:xmlns:xsl-fo-compatible:1.0" ns1:justify-single-word="false" ns2:background-color="transparent" ns2:text-align="center">
        <ns1:background-image/>
      </ns1:paragraph-properties>
    </ns1:style>
    <ns1:style xmlns:ns1="urn:oasis:names:tc:opendocument:xmlns:style:1.0" ns1:family="paragraph" ns1:name="rststyle-caption" ns1:parent-style-name="Caption">
      <ns1:paragraph-properties xmlns:ns2="urn:oasis:names:tc:opendocument:xmlns:xsl-fo-compatible:1.0" ns2:background-color="transparent">
        <ns1:background-image/>
      </ns1:paragraph-properties>
    </ns1:style>
    <ns1:style xmlns:ns1="urn:oasis:names:tc:opendocument:xmlns:style:1.0" ns1:family="paragraph" ns1:name="rststyle-codeblock" ns1:parent-style-name="Preformatted_20_Text">
      <ns1:paragraph-properties xmlns:ns2="urn:oasis:names:tc:opendocument:xmlns:xsl-fo-compatible:1.0" ns1:auto-text-indent="false" ns1:shadow="none" ns2:background-color="#ccffff" ns2:border="0.0008in solid #000000" ns2:margin-bottom="0.0598in" ns2:margin-left="0.1965in" ns2:margin-right="0in" ns2:margin-top="0.0598in" ns2:padding="0.0201in" ns2:text-indent="0in">
        <ns1:background-image/>
      </ns1:paragraph-properties>
    </ns1:style>
    <ns1:style xmlns:ns1="urn:oasis:names:tc:opendocument:xmlns:style:1.0" ns1:family="paragraph" ns1:name="rststyle-table-title" ns1:parent-style-name="Heading_20_3">
      <ns1:paragraph-properties xmlns:ns2="urn:oasis:names:tc:opendocument:xmlns:xsl-fo-compatible:1.0" ns1:justify-single-word="false" ns2:text-align="center"/>
    </ns1:style>
    <ns1:style xmlns:ns1="urn:oasis:names:tc:opendocument:xmlns:style:1.0" ns1:family="paragraph" ns1:name="rststyle-footer" ns1:parent-style-name="Footer"/>
    <ns1:style xmlns:ns1="urn:oasis:names:tc:opendocument:xmlns:style:1.0" ns1:family="paragraph" ns1:master-page-name="" ns1:name="rststyle-header" ns1:parent-style-name="Header">
      <ns1:paragraph-properties xmlns:ns2="urn:oasis:names:tc:opendocument:xmlns:xsl-fo-compatible:1.0" ns1:page-number="auto" ns2:background-color="transparent">
        <ns1:background-image/>
      </ns1:paragraph-properties>
    </ns1:style>
    <ns1:style xmlns:ns1="urn:oasis:names:tc:opendocument:xmlns:style:1.0" ns1:family="paragraph" ns1:name="rststyle-footnote" ns1:parent-style-name="Footnote"/>
    <ns1:style xmlns:ns1="urn:oasis:names:tc:opendocument:xmlns:style:1.0" ns1:family="paragraph" ns1:name="rststyle-attribution" ns1:parent-style-name="rststyle-blockquote">
      <ns1:paragraph-properties xmlns:ns2="urn:oasis:names:tc:opendocument:xmlns:xsl-fo-compatible:1.0" ns1:justify-single-word="false" ns2:background-color="transparent" ns2:text-align="end">
        <ns1:background-image/>
      </ns1:paragraph-properties>
      <ns1:text-properties xmlns:ns2="urn:oasis:names:tc:opendocument:xmlns:xsl-fo-compatible:1.0" ns2:font-style="italic" ns2:font-weight="bold"/>
    </ns1:style>
    <ns1:style xmlns:ns1="urn:oasis:names:tc:opendocument:xmlns:style:1.0" ns1:family="paragraph" ns1:name="rststyle-epigraph" ns1:parent-style-name="rststyle-blockquote">
      <ns1:paragraph-properties xmlns:ns2="urn:oasis:names:tc:opendocument:xmlns:xsl-fo-compatible:1.0" ns1:justify-single-word="false" ns2:background-color="transparent" ns2:text-align="start">
        <ns1:background-image/>
      </ns1:paragraph-properties>
      <ns1:text-properties xmlns:ns2="urn:oasis:names:tc:opendocument:xmlns:xsl-fo-compatible:1.0" ns2:font-style="italic"/>
    </ns1:style>
    <ns1:style xmlns:ns1="urn:oasis:names:tc:opendocument:xmlns:style:1.0" ns1:family="paragraph" ns1:name="rststyle-highlights" ns1:parent-style-name="rststyle-blockquote">
      <ns1:paragraph-properties xmlns:ns2="urn:oasis:names:tc:opendocument:xmlns:xsl-fo-compatible:1.0" ns2:background-color="transparent">
        <ns1:background-image/>
      </ns1:paragraph-properties>
    </ns1:style>
    <ns1:style xmlns:ns1="urn:oasis:names:tc:opendocument:xmlns:style:1.0" ns1:family="paragraph" ns1:name="rststyle-blockquote-bulletitem" ns1:parent-style-name="Standard">
      <ns1:paragraph-properties xmlns:ns2="urn:oasis:names:tc:opendocument:xmlns:xsl-fo-compatible:1.0" ns1:auto-text-indent="false" ns2:background-color="transparent" ns2:margin-left="0.4in" ns2:margin-right="0.8in" ns2:text-indent="0in">
        <ns1:background-image/>
      </ns1:paragraph-properties>
    </ns1:style>
    <ns1:style xmlns:ns1="urn:oasis:names:tc:opendocument:xmlns:style:1.0" ns1:family="paragraph" ns1:name="rststyle-blockquote-enumitem" ns1:parent-style-name="Standard">
      <ns1:paragraph-properties xmlns:ns2="urn:oasis:names:tc:opendocument:xmlns:xsl-fo-compatible:1.0" ns1:auto-text-indent="false" ns2:background-color="transparent" ns2:margin-left="0.4in" ns2:margin-right="0.8in" ns2:text-indent="0in">
        <ns1:background-image/>
      </ns1:paragraph-properties>
    </ns1:style>
    <ns1:style xmlns:ns1="urn:oasis:names:tc:opendocument:xmlns:style:1.0" ns1:family="paragraph" ns1:name="rststyle-highlights-bullet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highlights-enum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epigraph-bullet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epigraph-enum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admon-warning-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warning-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atten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attention-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cau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caution-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dange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danger-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erro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error-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hi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hint-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importa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important-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note-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note-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tip-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tip-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generic-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generic-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rubric" ns1:parent-style-name="Heading_20_3">
      <ns1:paragraph-properties xmlns:ns2="urn:oasis:names:tc:opendocument:xmlns:xsl-fo-compatible:1.0" ns2:background-color="transparent">
        <ns1:background-image/>
      </ns1:paragraph-properties>
      <ns1:text-properties xmlns:ns2="urn:oasis:names:tc:opendocument:xmlns:xsl-fo-compatible:1.0" ns2:color="#ff3366"/>
    </ns1:style>
    <ns1:style xmlns:ns1="urn:oasis:names:tc:opendocument:xmlns:style:1.0" ns1:family="paragraph" ns1:name="rststyle-heading6" ns1:next-style-name="Text_20_body" ns1:parent-style-name="Heading_20_6"/>
    <ns1:style xmlns:ns1="urn:oasis:names:tc:opendocument:xmlns:style:1.0" ns1:family="paragraph" ns1:master-page-name="" ns1:name="rststyle-heading7" ns1:next-style-name="Text_20_body" ns1:parent-style-name="Heading_20_7">
      <ns1:paragraph-properties ns1:page-number="auto"/>
    </ns1:style>
    <ns1:style xmlns:ns1="urn:oasis:names:tc:opendocument:xmlns:style:1.0" ns1:class="text" ns1:default-outline-level="7" ns1:display-name="Heading 7" ns1:family="paragraph" ns1:name="Heading_20_7"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family="paragraph" ns1:name="rststyle-lineblock1" ns1:parent-style-name="rststyle-textbody">
      <ns1:paragraph-properties xmlns:ns2="urn:oasis:names:tc:opendocument:xmlns:xsl-fo-compatible:1.0" ns2:margin-bottom="0in" ns2:margin-top="0in"/>
    </ns1:style>
    <ns1:style xmlns:ns1="urn:oasis:names:tc:opendocument:xmlns:style:1.0" ns1:family="paragraph" ns1:name="rststyle-lineblock2" ns1:parent-style-name="rststyle-textbody">
      <ns1:paragraph-properties xmlns:ns2="urn:oasis:names:tc:opendocument:xmlns:xsl-fo-compatible:1.0" ns1:auto-text-indent="false" ns2:margin-bottom="0in" ns2:margin-left="0.4in" ns2:margin-right="0in" ns2:margin-top="0in" ns2:text-indent="0in"/>
    </ns1:style>
    <ns1:style xmlns:ns1="urn:oasis:names:tc:opendocument:xmlns:style:1.0" ns1:family="paragraph" ns1:name="rststyle-lineblock3" ns1:parent-style-name="rststyle-textbody">
      <ns1:paragraph-properties xmlns:ns2="urn:oasis:names:tc:opendocument:xmlns:xsl-fo-compatible:1.0" ns1:auto-text-indent="false" ns2:margin-bottom="0in" ns2:margin-left="0.8in" ns2:margin-right="0in" ns2:margin-top="0in" ns2:text-indent="0in"/>
    </ns1:style>
    <ns1:style xmlns:ns1="urn:oasis:names:tc:opendocument:xmlns:style:1.0" ns1:family="paragraph" ns1:name="rststyle-lineblock4" ns1:parent-style-name="rststyle-textbody">
      <ns1:paragraph-properties xmlns:ns2="urn:oasis:names:tc:opendocument:xmlns:xsl-fo-compatible:1.0" ns1:auto-text-indent="false" ns2:margin-bottom="0in" ns2:margin-left="1.2in" ns2:margin-right="0in" ns2:margin-top="0in" ns2:text-indent="0in"/>
    </ns1:style>
    <ns1:style xmlns:ns1="urn:oasis:names:tc:opendocument:xmlns:style:1.0" ns1:family="paragraph" ns1:name="rststyle-lineblock5" ns1:parent-style-name="rststyle-textbody">
      <ns1:paragraph-properties xmlns:ns2="urn:oasis:names:tc:opendocument:xmlns:xsl-fo-compatible:1.0" ns1:auto-text-indent="false" ns2:margin-bottom="0in" ns2:margin-left="1.6in" ns2:margin-right="0in" ns2:margin-top="0in" ns2:text-indent="0in"/>
    </ns1:style>
    <ns1:style xmlns:ns1="urn:oasis:names:tc:opendocument:xmlns:style:1.0" ns1:family="paragraph" ns1:name="rststyle-lineblock6" ns1:parent-style-name="rststyle-textbody">
      <ns1:paragraph-properties xmlns:ns2="urn:oasis:names:tc:opendocument:xmlns:xsl-fo-compatible:1.0" ns1:auto-text-indent="false" ns2:margin-bottom="0in" ns2:margin-left="2in" ns2:margin-right="0in" ns2:margin-top="0in" ns2:text-indent="0in"/>
    </ns1:style>
    <ns1:style xmlns:ns1="urn:oasis:names:tc:opendocument:xmlns:style:1.0" ns1:class="chapter" ns1:family="paragraph" ns1:name="Title" ns1:next-style-name="Subtitle" ns1:parent-style-name="Heading">
      <ns1:paragraph-properties xmlns:ns2="urn:oasis:names:tc:opendocument:xmlns:xsl-fo-compatible:1.0" ns1:justify-single-word="false" ns2:text-align="center"/>
      <ns1:text-properties xmlns:ns2="urn:oasis:names:tc:opendocument:xmlns:xsl-fo-compatible:1.0" ns1:font-size-asian="18pt" ns1:font-size-complex="18pt" ns1:font-weight-asian="bold" ns1:font-weight-complex="bold" ns2:font-size="18pt" ns2:font-weight="bold"/>
    </ns1:style>
    <ns1:style xmlns:ns1="urn:oasis:names:tc:opendocument:xmlns:style:1.0" ns1:class="chapter" ns1:family="paragraph" ns1:name="Subtitle" ns1:next-style-name="Text_20_body" ns1:parent-style-name="Heading">
      <ns1:paragraph-properties xmlns:ns2="urn:oasis:names:tc:opendocument:xmlns:xsl-fo-compatible:1.0" ns1:justify-single-word="false" ns2:text-align="center"/>
      <ns1:text-properties xmlns:ns2="urn:oasis:names:tc:opendocument:xmlns:xsl-fo-compatible:1.0" ns1:font-size-asian="14pt" ns1:font-size-complex="14pt" ns1:font-style-asian="italic" ns1:font-style-complex="italic" ns2:font-size="14pt" ns2:font-style="italic"/>
    </ns1:style>
    <ns1:style xmlns:ns1="urn:oasis:names:tc:opendocument:xmlns:style:1.0" ns1:family="paragraph" ns1:name="rststyle-title" ns1:parent-style-name="Title"/>
    <ns1:style xmlns:ns1="urn:oasis:names:tc:opendocument:xmlns:style:1.0" ns1:family="paragraph" ns1:name="rststyle-subtitle" ns1:parent-style-name="Title">
      <ns1:text-properties xmlns:ns2="urn:oasis:names:tc:opendocument:xmlns:xsl-fo-compatible:1.0" ns2:font-size="14pt"/>
    </ns1:style>
    <ns1:style xmlns:ns1="urn:oasis:names:tc:opendocument:xmlns:style:1.0" ns1:family="paragraph" ns1:name="rststyle-citation" ns1:parent-style-name="Footnote">
      <ns1:paragraph-properties xmlns:ns2="urn:oasis:names:tc:opendocument:xmlns:xsl-fo-compatible:1.0" ns1:auto-text-indent="false" ns2:margin-left="0.75in" ns2:margin-right="0in" ns2:text-indent="-0.75in">
        <ns1:tab-stops/>
      </ns1:paragraph-properties>
    </ns1:style>
    <ns1:style xmlns:ns1="urn:oasis:names:tc:opendocument:xmlns:style:1.0" ns1:display-name="Numbering Symbols" ns1:family="text" ns1:name="Numbering_20_Symbols"/>
    <ns1:style xmlns:ns1="urn:oasis:names:tc:opendocument:xmlns:style:1.0" ns1:display-name="Bullet Symbols" ns1:family="text" ns1:name="Bullet_20_Symbols">
      <ns1:text-properties xmlns:ns2="urn:oasis:names:tc:opendocument:xmlns:xsl-fo-compatible:1.0" ns1:font-name="StarSymbol" ns1:font-name-asian="StarSymbol" ns1:font-name-complex="StarSymbol" ns1:font-size-asian="9pt" ns1:font-size-complex="9pt" ns2:font-size="9pt"/>
    </ns1:style>
    <ns1:style xmlns:ns1="urn:oasis:names:tc:opendocument:xmlns:style:1.0" ns1:family="text" ns1:name="Emphasis">
      <ns1:text-properties xmlns:ns2="urn:oasis:names:tc:opendocument:xmlns:xsl-fo-compatible:1.0" ns1:font-style-asian="italic" ns1:font-style-complex="italic" ns2:font-style="italic"/>
    </ns1:style>
    <ns1:style xmlns:ns1="urn:oasis:names:tc:opendocument:xmlns:style:1.0" ns1:family="text" ns1:name="Citation">
      <ns1:text-properties xmlns:ns2="urn:oasis:names:tc:opendocument:xmlns:xsl-fo-compatible:1.0" ns1:font-style-asian="italic" ns1:font-style-complex="italic" ns2:font-style="italic"/>
    </ns1:style>
    <ns1:style xmlns:ns1="urn:oasis:names:tc:opendocument:xmlns:style:1.0" ns1:family="text" ns1:name="Example">
      <ns1:text-properties ns1:font-name="Nimbus Mono L" ns1:font-name-asian="Nimbus Mono L" ns1:font-name-complex="Nimbus Mono L"/>
    </ns1:style>
    <ns1:style xmlns:ns1="urn:oasis:names:tc:opendocument:xmlns:style:1.0" ns1:family="text" ns1:name="Teletype">
      <ns1:text-properties ns1:font-name="Nimbus Mono L" ns1:font-name-asian="Nimbus Mono L" ns1:font-name-complex="Nimbus Mono L"/>
    </ns1:style>
    <ns1:style xmlns:ns1="urn:oasis:names:tc:opendocument:xmlns:style:1.0" ns1:family="text" ns1:name="rststyle-emphasis" ns1:parent-style-name="Emphasis">
      <ns1:text-properties ns1:font-weight-asian="normal" ns1:font-weight-complex="normal"/>
    </ns1:style>
    <ns1:style xmlns:ns1="urn:oasis:names:tc:opendocument:xmlns:style:1.0" ns1:family="text" ns1:name="rststyle-strong">
      <ns1:text-properties xmlns:ns2="urn:oasis:names:tc:opendocument:xmlns:xsl-fo-compatible:1.0" ns2:background-color="transparent" ns2:font-weight="bold"/>
    </ns1:style>
    <ns1:style xmlns:ns1="urn:oasis:names:tc:opendocument:xmlns:style:1.0" ns1:family="text" ns1:name="rststyle-inlineliteral" ns1:parent-style-name="Example">
      <ns1:text-properties xmlns:ns2="urn:oasis:names:tc:opendocument:xmlns:xsl-fo-compatible:1.0" ns2:background-color="#e6e6ff"/>
    </ns1:style>
    <ns1:style xmlns:ns1="urn:oasis:names:tc:opendocument:xmlns:style:1.0" ns1:family="text" ns1:name="rststyle-quotation" ns1:parent-style-name="Citation">
      <ns1:text-properties ns1:font-weight-asian="normal" ns1:font-weight-complex="normal"/>
    </ns1:style>
    <ns1:style xmlns:ns1="urn:oasis:names:tc:opendocument:xmlns:style:1.0" ns1:family="text" ns1:name="rststyle-codeblock-keyword" ns1:parent-style-name="Teletype">
      <ns1:text-properties xmlns:ns2="urn:oasis:names:tc:opendocument:xmlns:xsl-fo-compatible:1.0" ns2:background-color="#ccffff" ns2:color="#800000"/>
    </ns1:style>
    <ns1:style xmlns:ns1="urn:oasis:names:tc:opendocument:xmlns:style:1.0" ns1:family="text" ns1:name="rststyle-codeblock-string" ns1:parent-style-name="Teletype">
      <ns1:text-properties xmlns:ns2="urn:oasis:names:tc:opendocument:xmlns:xsl-fo-compatible:1.0" ns2:background-color="#ffffff"/>
    </ns1:style>
    <ns1:style xmlns:ns1="urn:oasis:names:tc:opendocument:xmlns:style:1.0" ns1:family="text" ns1:name="rststyle-codeblock-number" ns1:parent-style-name="Teletype">
      <ns1:text-properties xmlns:ns2="urn:oasis:names:tc:opendocument:xmlns:xsl-fo-compatible:1.0" ns2:background-color="#ccffff" ns2:color="#000080"/>
    </ns1:style>
    <ns1:style xmlns:ns1="urn:oasis:names:tc:opendocument:xmlns:style:1.0" ns1:family="text" ns1:name="rststyle-codeblock-comment" ns1:parent-style-name="Teletype">
      <ns1:text-properties xmlns:ns2="urn:oasis:names:tc:opendocument:xmlns:xsl-fo-compatible:1.0" ns2:background-color="#ffffff"/>
    </ns1:style>
    <ns1:style xmlns:ns1="urn:oasis:names:tc:opendocument:xmlns:style:1.0" ns1:family="text" ns1:name="rststyle-codeblock-classname" ns1:parent-style-name="Teletype">
      <ns1:text-properties xmlns:ns2="urn:oasis:names:tc:opendocument:xmlns:xsl-fo-compatible:1.0" ns2:background-color="#ccffff" ns2:color="#808000"/>
    </ns1:style>
    <ns1:style xmlns:ns1="urn:oasis:names:tc:opendocument:xmlns:style:1.0" ns1:family="text" ns1:name="rststyle-codeblock-functionname" ns1:parent-style-name="Teletype">
      <ns1:text-properties xmlns:ns2="urn:oasis:names:tc:opendocument:xmlns:xsl-fo-compatible:1.0" ns2:background-color="#ccffff" ns2:color="#808000"/>
    </ns1:style>
    <ns1:style xmlns:ns1="urn:oasis:names:tc:opendocument:xmlns:style:1.0" ns1:family="text" ns1:name="rststyle-codeblock-operator" ns1:parent-style-name="Teletype">
      <ns1:text-properties xmlns:ns2="urn:oasis:names:tc:opendocument:xmlns:xsl-fo-compatible:1.0" ns2:background-color="#ccffff" ns2:color="#cccc00"/>
    </ns1:style>
    <ns1:style xmlns:ns1="urn:oasis:names:tc:opendocument:xmlns:style:1.0" ns1:family="text" ns1:name="rststyle-codeblock-name" ns1:parent-style-name="Teletype">
      <ns1:text-properties xmlns:ns2="urn:oasis:names:tc:opendocument:xmlns:xsl-fo-compatible:1.0" ns2:background-color="#ccffff" ns2:color="#808000"/>
    </ns1:style>
    <ns1:style xmlns:ns1="urn:oasis:names:tc:opendocument:xmlns:style:1.0" ns1:family="text" ns1:name="rststyle-subscript">
      <ns1:text-properties ns1:text-position="sub 58%"/>
    </ns1:style>
    <ns1:style xmlns:ns1="urn:oasis:names:tc:opendocument:xmlns:style:1.0" ns1:family="text" ns1:name="rststyle-superscript">
      <ns1:text-properties ns1:text-position="super 58%"/>
    </ns1:style>
    <ns1:style xmlns:ns1="urn:oasis:names:tc:opendocument:xmlns:style:1.0" ns1:family="graphic" ns1:name="Graphics">
      <ns1:graphic-properties xmlns:ns2="urn:oasis:names:tc:opendocument:xmlns:svg-compatible:1.0" xmlns:ns3="urn:oasis:names:tc:opendocument:xmlns:text:1.0" ns1:horizontal-pos="center" ns1:horizontal-rel="paragraph" ns1:number-wrapped-paragraphs="no-limit" ns1:vertical-pos="top" ns1:vertical-rel="paragraph" ns1:wrap="dynamic" ns1:wrap-contour="false" ns2:x="0in" ns2:y="0in" ns3:anchor-type="paragraph"/>
    </ns1:style>
    <ns1:style xmlns:ns1="urn:oasis:names:tc:opendocument:xmlns:style:1.0" ns1:family="graphic" ns1:name="rststyle-imageframe" ns1:parent-style-name="Graphics">
      <ns1:graphic-properties xmlns:ns2="urn:oasis:names:tc:opendocument:xmlns:svg-compatible:1.0" ns1:horizontal-pos="center" ns1:horizontal-rel="paragraph" ns1:vertical-pos="top" ns1:vertical-rel="paragraph" ns2:x="0in" ns2:y="0in"/>
    </ns1:style>
    <ns1:outline-style xmlns:ns1="urn:oasis:names:tc:opendocument:xmlns:text:1.0">
      <ns1:outline-level-style xmlns:ns2="urn:oasis:names:tc:opendocument:xmlns:style:1.0" ns2:num-format="" ns1:level="1">
        <ns2:list-level-properties ns1:min-label-distance="0.15in"/>
      </ns1:outline-level-style>
      <ns1:outline-level-style xmlns:ns2="urn:oasis:names:tc:opendocument:xmlns:style:1.0" ns2:num-format="" ns1:level="2">
        <ns2:list-level-properties ns1:min-label-distance="0.15in"/>
      </ns1:outline-level-style>
      <ns1:outline-level-style xmlns:ns2="urn:oasis:names:tc:opendocument:xmlns:style:1.0" ns2:num-format="" ns1:level="3">
        <ns2:list-level-properties ns1:min-label-distance="0.15in"/>
      </ns1:outline-level-style>
      <ns1:outline-level-style xmlns:ns2="urn:oasis:names:tc:opendocument:xmlns:style:1.0" ns2:num-format="" ns1:level="4">
        <ns2:list-level-properties ns1:min-label-distance="0.15in"/>
      </ns1:outline-level-style>
      <ns1:outline-level-style xmlns:ns2="urn:oasis:names:tc:opendocument:xmlns:style:1.0" ns2:num-format="" ns1:level="5">
        <ns2:list-level-properties ns1:min-label-distance="0.15in"/>
      </ns1:outline-level-style>
      <ns1:outline-level-style xmlns:ns2="urn:oasis:names:tc:opendocument:xmlns:style:1.0" ns2:num-format="" ns1:level="6">
        <ns2:list-level-properties ns1:min-label-distance="0.15in"/>
      </ns1:outline-level-style>
      <ns1:outline-level-style xmlns:ns2="urn:oasis:names:tc:opendocument:xmlns:style:1.0" ns2:num-format="" ns1:level="7">
        <ns2:list-level-properties ns1:min-label-distance="0.15in"/>
      </ns1:outline-level-style>
      <ns1:outline-level-style xmlns:ns2="urn:oasis:names:tc:opendocument:xmlns:style:1.0" ns2:num-format="" ns1:level="8">
        <ns2:list-level-properties ns1:min-label-distance="0.15in"/>
      </ns1:outline-level-style>
      <ns1:outline-level-style xmlns:ns2="urn:oasis:names:tc:opendocument:xmlns:style:1.0" ns2:num-format="" ns1:level="9">
        <ns2:list-level-properties ns1:min-label-distance="0.15in"/>
      </ns1:outline-level-style>
      <ns1:outline-level-style xmlns:ns2="urn:oasis:names:tc:opendocument:xmlns:style:1.0" ns2:num-format="" ns1:level="10">
        <ns2:list-level-properties ns1:min-label-distance="0.15in"/>
      </ns1:outline-level-style>
    </ns1:outline-style>
    <ns1:list-style xmlns:ns1="urn:oasis:names:tc:opendocument:xmlns:text:1.0" xmlns:ns2="urn:oasis:names:tc:opendocument:xmlns:style:1.0" ns2:name="rststyle-enumlist">
      <ns1:list-level-style-number ns2:num-format="1" ns2:num-suffix="." ns1:level="1" ns1:style-name="Numbering_20_Symbols">
        <ns2:list-level-properties ns1:min-label-width="0.25in" ns1:space-before="0.25in"/>
      </ns1:list-level-style-number>
      <ns1:list-level-style-number ns2:num-format="1" ns2:num-suffix="." ns1:level="2" ns1:style-name="Numbering_20_Symbols">
        <ns2:list-level-properties ns1:min-label-width="0.25in" ns1:space-before="0.5in"/>
      </ns1:list-level-style-number>
      <ns1:list-level-style-number ns2:num-format="1" ns2:num-suffix="." ns1:level="3" ns1:style-name="Numbering_20_Symbols">
        <ns2:list-level-properties ns1:min-label-width="0.25in" ns1:space-before="0.75in"/>
      </ns1:list-level-style-number>
      <ns1:list-level-style-number ns2:num-format="1" ns2:num-suffix="." ns1:level="4" ns1:style-name="Numbering_20_Symbols">
        <ns2:list-level-properties ns1:min-label-width="0.25in" ns1:space-before="1in"/>
      </ns1:list-level-style-number>
      <ns1:list-level-style-number ns2:num-format="1" ns2:num-suffix="." ns1:level="5" ns1:style-name="Numbering_20_Symbols">
        <ns2:list-level-properties ns1:min-label-width="0.25in" ns1:space-before="1.25in"/>
      </ns1:list-level-style-number>
      <ns1:list-level-style-number ns2:num-format="1" ns2:num-suffix="." ns1:level="6" ns1:style-name="Numbering_20_Symbols">
        <ns2:list-level-properties ns1:min-label-width="0.25in" ns1:space-before="1.5in"/>
      </ns1:list-level-style-number>
      <ns1:list-level-style-number ns2:num-format="1" ns2:num-suffix="." ns1:level="7" ns1:style-name="Numbering_20_Symbols">
        <ns2:list-level-properties ns1:min-label-width="0.25in" ns1:space-before="1.75in"/>
      </ns1:list-level-style-number>
      <ns1:list-level-style-number ns2:num-format="1" ns2:num-suffix="." ns1:level="8" ns1:style-name="Numbering_20_Symbols">
        <ns2:list-level-properties ns1:min-label-width="0.25in" ns1:space-before="2in"/>
      </ns1:list-level-style-number>
      <ns1:list-level-style-number ns2:num-format="1" ns2:num-suffix="." ns1:level="9" ns1:style-name="Numbering_20_Symbols">
        <ns2:list-level-properties ns1:min-label-width="0.25in" ns1:space-before="2.25in"/>
      </ns1:list-level-style-number>
      <ns1:list-level-style-number ns2:num-format="1" ns2:num-suffix="." ns1:level="10" ns1:style-name="Numbering_20_Symbols">
        <ns2:list-level-properties ns1:min-label-width="0.25in" ns1:space-before="2.5in"/>
      </ns1:list-level-style-number>
    </ns1:list-style>
    <ns1:list-style xmlns:ns1="urn:oasis:names:tc:opendocument:xmlns:text:1.0" xmlns:ns2="urn:oasis:names:tc:opendocument:xmlns:style:1.0" ns2:name="rststyle-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tocenumlist">
      <ns1:list-level-style-number ns2:num-format="1" ns2:num-prefix=" " ns2:num-suffix=" " ns1:level="1" ns1:style-name="Numbering_20_Symbols">
        <ns2:list-level-properties ns1:min-label-width="0.25in" ns1:space-before="0.25in"/>
      </ns1:list-level-style-number>
      <ns1:list-level-style-number ns2:num-format="1" ns2:num-prefix=" " ns2:num-suffix=" " ns1:display-levels="2" ns1:level="2" ns1:style-name="Numbering_20_Symbols">
        <ns2:list-level-properties ns1:min-label-width="0.25in" ns1:space-before="0.5in"/>
      </ns1:list-level-style-number>
      <ns1:list-level-style-number ns2:num-format="1" ns2:num-prefix=" " ns2:num-suffix=" " ns1:display-levels="3" ns1:level="3" ns1:style-name="Numbering_20_Symbols">
        <ns2:list-level-properties ns1:min-label-width="0.25in" ns1:space-before="0.75in"/>
      </ns1:list-level-style-number>
      <ns1:list-level-style-number ns2:num-format="1" ns2:num-prefix=" " ns2:num-suffix=" " ns1:display-levels="4" ns1:level="4" ns1:style-name="Numbering_20_Symbols">
        <ns2:list-level-properties ns1:min-label-width="0.25in" ns1:space-before="1in"/>
      </ns1:list-level-style-number>
      <ns1:list-level-style-number ns2:num-format="1" ns2:num-prefix=" " ns2:num-suffix=" " ns1:display-levels="5" ns1:level="5" ns1:style-name="Numbering_20_Symbols">
        <ns2:list-level-properties ns1:min-label-width="0.25in" ns1:space-before="1.25in"/>
      </ns1:list-level-style-number>
      <ns1:list-level-style-number ns2:num-format="1" ns2:num-prefix=" " ns2:num-suffix=" " ns1:display-levels="6" ns1:level="6" ns1:style-name="Numbering_20_Symbols">
        <ns2:list-level-properties ns1:min-label-width="0.25in" ns1:space-before="1.5in"/>
      </ns1:list-level-style-number>
      <ns1:list-level-style-number ns2:num-format="1" ns2:num-prefix=" " ns2:num-suffix=" " ns1:display-levels="7" ns1:level="7" ns1:style-name="Numbering_20_Symbols">
        <ns2:list-level-properties ns1:min-label-width="0.25in" ns1:space-before="1.75in"/>
      </ns1:list-level-style-number>
      <ns1:list-level-style-number ns2:num-format="1" ns2:num-prefix=" " ns2:num-suffix=" " ns1:display-levels="8" ns1:level="8" ns1:style-name="Numbering_20_Symbols">
        <ns2:list-level-properties ns1:min-label-width="0.25in" ns1:space-before="2in"/>
      </ns1:list-level-style-number>
      <ns1:list-level-style-number ns2:num-format="1" ns2:num-prefix=" " ns2:num-suffix=" " ns1:display-levels="9" ns1:level="9" ns1:style-name="Numbering_20_Symbols">
        <ns2:list-level-properties ns1:min-label-width="0.25in" ns1:space-before="2.25in"/>
      </ns1:list-level-style-number>
      <ns1:list-level-style-number ns2:num-format="1" ns2:num-prefix=" " ns2:num-suffix=" " ns1:display-levels="10" ns1:level="10" ns1:style-name="Numbering_20_Symbols">
        <ns2:list-level-properties ns1:min-label-width="0.25in" ns1:space-before="2.5in"/>
      </ns1:list-level-style-number>
    </ns1:list-style>
    <ns1:list-style xmlns:ns1="urn:oasis:names:tc:opendocument:xmlns:text:1.0" xmlns:ns2="urn:oasis:names:tc:opendocument:xmlns:style:1.0" ns2:name="rststyle-tocbulletlist">
      <ns1:list-level-style-bullet ns2:num-prefix=" " ns2:num-suffix="." ns1:bullet-char="●" ns1:level="1" ns1:style-name="Bullet_20_Symbols">
        <ns2:list-level-properties ns1:min-label-width="0.25in" ns1:space-before="0.25in"/>
        <ns2:text-properties ns2:font-name="StarSymbol"/>
      </ns1:list-level-style-bullet>
      <ns1:list-level-style-bullet ns2:num-prefix=" " ns2:num-suffix="." ns1:bullet-char="●" ns1:level="2" ns1:style-name="Bullet_20_Symbols">
        <ns2:list-level-properties ns1:min-label-width="0.25in" ns1:space-before="0.5in"/>
        <ns2:text-properties ns2:font-name="StarSymbol"/>
      </ns1:list-level-style-bullet>
      <ns1:list-level-style-bullet ns2:num-prefix=" " ns2:num-suffix=")" ns1:bullet-char="●" ns1:level="3" ns1:style-name="Bullet_20_Symbols">
        <ns2:list-level-properties ns1:min-label-width="0.25in" ns1:space-before="0.75in"/>
        <ns2:text-properties ns2:font-name="StarSymbol"/>
      </ns1:list-level-style-bullet>
      <ns1:list-level-style-bullet ns2:num-prefix=" " ns2:num-suffix=" " ns1:bullet-char="●" ns1:level="4" ns1:style-name="Bullet_20_Symbols">
        <ns2:list-level-properties ns1:min-label-width="0.25in" ns1:space-before="1in"/>
        <ns2:text-properties ns2:font-name="StarSymbol"/>
      </ns1:list-level-style-bullet>
      <ns1:list-level-style-bullet ns2:num-prefix=" " ns2:num-suffix=" " ns1:bullet-char="●" ns1:level="5" ns1:style-name="Bullet_20_Symbols">
        <ns2:list-level-properties ns1:min-label-width="0.25in" ns1:space-before="1.25in"/>
        <ns2:text-properties ns2:font-name="StarSymbol"/>
      </ns1:list-level-style-bullet>
      <ns1:list-level-style-bullet ns2:num-prefix=" " ns2:num-suffix=" " ns1:bullet-char="●" ns1:level="6" ns1:style-name="Bullet_20_Symbols">
        <ns2:list-level-properties ns1:min-label-width="0.25in" ns1:space-before="1.5in"/>
        <ns2:text-properties ns2:font-name="StarSymbol"/>
      </ns1:list-level-style-bullet>
      <ns1:list-level-style-bullet ns2:num-prefix=" " ns2:num-suffix=" " ns1:bullet-char="●" ns1:level="7" ns1:style-name="Bullet_20_Symbols">
        <ns2:list-level-properties ns1:min-label-width="0.25in" ns1:space-before="1.75in"/>
        <ns2:text-properties ns2:font-name="StarSymbol"/>
      </ns1:list-level-style-bullet>
      <ns1:list-level-style-bullet ns2:num-prefix=" " ns2:num-suffix=" " ns1:bullet-char="●" ns1:level="8" ns1:style-name="Bullet_20_Symbols">
        <ns2:list-level-properties ns1:min-label-width="0.25in" ns1:space-before="2in"/>
        <ns2:text-properties ns2:font-name="StarSymbol"/>
      </ns1:list-level-style-bullet>
      <ns1:list-level-style-bullet ns2:num-prefix=" " ns2:num-suffix=" " ns1:bullet-char="●" ns1:level="9" ns1:style-name="Bullet_20_Symbols">
        <ns2:list-level-properties ns1:min-label-width="0.25in" ns1:space-before="2.25in"/>
        <ns2:text-properties ns2:font-name="StarSymbol"/>
      </ns1:list-level-style-bullet>
      <ns1:list-level-style-bullet ns2:num-prefix=" " ns2:num-suffix=" "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blockquote-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blockquote-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highlights-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highlights-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pigraph-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epigraph-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notes-configuration xmlns:ns1="urn:oasis:names:tc:opendocument:xmlns:text:1.0" xmlns:ns2="urn:oasis:names:tc:opendocument:xmlns:style:1.0" ns2:num-format="1" ns1:footnotes-position="page" ns1:note-class="footnote" ns1:start-numbering-at="document" ns1:start-value="0"/>
    <ns1:notes-configuration xmlns:ns1="urn:oasis:names:tc:opendocument:xmlns:text:1.0" xmlns:ns2="urn:oasis:names:tc:opendocument:xmlns:style:1.0" ns2:num-format="i" ns1:note-class="endnote" ns1:start-value="0"/>
    <ns1:linenumbering-configuration xmlns:ns1="urn:oasis:names:tc:opendocument:xmlns:text:1.0" xmlns:ns2="urn:oasis:names:tc:opendocument:xmlns:style:1.0" ns2:num-format="1" ns1:increment="5" ns1:number-lines="false" ns1:number-position="left" ns1:offset="0.1965in"/>
  </ns0:styles>
  <ns0:automatic-styles>
    <ns1:page-layout xmlns:ns1="urn:oasis:names:tc:opendocument:xmlns:style:1.0" ns1:name="pm1">
      <ns1:page-layout-properties xmlns:ns2="urn:oasis:names:tc:opendocument:xmlns:xsl-fo-compatible:1.0" ns1:footnote-max-height="0in" ns1:num-format="1" ns1:print-orientation="portrait" ns1:writing-mode="lr-tb" ns2:margin-bottom="79.200pt" ns2:margin-left="61.200pt" ns2:margin-right="61.200pt" ns2:margin-top="79.200pt" ns2:page-height="792.000pt" ns2:page-width="612.000pt">
        <ns1:footnote-sep ns1:adjustment="left" ns1:color="#000000" ns1:distance-after-sep="0.0398in" ns1:distance-before-sep="0.0398in" ns1:rel-width="25%" ns1:width="0.0071in"/>
      </ns1:page-layout-properties>
      <ns1:header-style/>
      <ns1:footer-style/>
    </ns1:page-layout>
  </ns0:automatic-styles>
  <ns0:master-styles>
    <ns1:master-page xmlns:ns1="urn:oasis:names:tc:opendocument:xmlns:style:1.0" ns1:name="Standard" ns1:page-layout-name="pm1">
      <style:footer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0">
        <text:p text:style-name="rststyle-footer">Generated on: 2009-01-13 19:10 UTC (If you see this in test output, there's a bug in the test code!).
Generated by Docutils from reStructuredText source.
</text:p>
      </style:footer>
    </ns1: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office:meta>
    <meta:generator>Docutils/rst2odf.py/1.0a</meta:generator>
    <meta:initial-creator>dkuhlman</meta:initial-creator>
    <meta:creation-date>2009-01-13T11:10:06</meta:creation-date>
    <dc:creator>dkuhlman</dc:creator>
    <dc:date>2009-01-13T11:10:06</dc:date>
    <dc:language>en-US</dc:language>
    <meta:editing-cycles>1</meta:editing-cycles>
    <meta:editing-duration>PT00M01S</meta:editing-duration>
    <dc:title>Grid test</dc:title>
  </office:meta>
</office:document-meta>
</file>